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solid" draw:fill-color="#ccffff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1cm" fo:min-width="12.186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ccffff" draw:textarea-horizontal-align="justify" draw:textarea-vertical-align="middle" draw:auto-grow-height="false" fo:min-height="2.815cm" fo:min-width="2.548cm"/>
    </style:style>
    <style:style style:name="gr6" style:family="graphic" style:parent-style-name="standard">
      <style:graphic-properties draw:fill="solid" draw:fill-color="#ccffff" draw:textarea-horizontal-align="justify" draw:textarea-vertical-align="middle" draw:auto-grow-height="false" fo:min-height="2.798cm" fo:min-width="3.098cm"/>
    </style:style>
    <style:style style:name="gr7" style:family="graphic" style:parent-style-name="standard">
      <style:graphic-properties draw:fill="solid" draw:fill-color="#ccffff" draw:textarea-horizontal-align="justify" draw:textarea-vertical-align="middle" draw:auto-grow-height="false" fo:min-height="2.815cm" fo:min-width="2.802cm"/>
    </style:style>
    <style:style style:name="gr8" style:family="graphic" style:parent-style-name="standard">
      <style:graphic-properties draw:fill="solid" draw:fill-color="#ccffff" draw:textarea-horizontal-align="justify" draw:textarea-vertical-align="middle" draw:auto-grow-height="false" fo:min-height="2.815cm" fo:min-width="3.37cm"/>
    </style:style>
    <style:style style:name="gr9" style:family="graphic" style:parent-style-name="standard">
      <style:graphic-properties draw:fill="solid" draw:fill-color="#ccffff" draw:textarea-horizontal-align="justify" draw:textarea-vertical-align="middle" draw:auto-grow-height="false" fo:min-height="0.517cm" fo:min-width="8.476cm"/>
    </style:style>
    <style:style style:name="gr10" style:family="graphic" style:parent-style-name="standard">
      <style:graphic-properties svg:stroke-color="#3465a4" draw:fill="solid" draw:fill-color="#ccffff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ccffff" draw:textarea-horizontal-align="justify" draw:textarea-vertical-align="middle" draw:auto-grow-height="false" fo:min-height="2.671cm" fo:min-width="3.056cm"/>
    </style:style>
    <style:style style:name="gr12" style:family="graphic" style:parent-style-name="standard">
      <style:graphic-properties draw:fill="solid" draw:fill-color="#ccffff" draw:textarea-horizontal-align="justify" draw:textarea-vertical-align="middle" draw:auto-grow-height="false" fo:min-height="2.798cm" fo:min-width="2.727cm"/>
    </style:style>
    <style:style style:name="gr13" style:family="graphic" style:parent-style-name="objectwithoutfill">
      <style:graphic-properties draw:marker-end="Arrow" draw:marker-end-width="0.3cm" draw:fill="none" draw:fill-color="#ccffff" draw:textarea-vertical-align="middle"/>
    </style:style>
    <style:style style:name="gr14" style:family="graphic" style:parent-style-name="standard">
      <style:graphic-properties draw:fill="solid" draw:fill-color="#ccffff" draw:textarea-horizontal-align="justify" draw:textarea-vertical-align="middle" draw:auto-grow-height="false" fo:min-height="2.821cm" fo:min-width="2.421cm"/>
    </style:style>
    <style:style style:name="gr15" style:family="graphic" style:parent-style-name="objectwithoutfill">
      <style:graphic-properties svg:stroke-color="#3465a4" draw:marker-end="Arrow" draw:marker-end-width="0.3cm" draw:fill="none" draw:fill-color="#ccffff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12cm"/>
    </style:style>
    <style:style style:name="gr17" style:family="graphic" style:parent-style-name="standard">
      <style:graphic-properties draw:fill="solid" draw:fill-color="#ccffff" draw:textarea-horizontal-align="justify" draw:textarea-vertical-align="middle" draw:auto-grow-height="false" fo:min-height="1.998cm" fo:min-width="3.056cm"/>
    </style:style>
    <style:style style:name="gr18" style:family="graphic" style:parent-style-name="standard">
      <style:graphic-properties draw:fill="solid" draw:fill-color="#ccffff" draw:textarea-horizontal-align="justify" draw:textarea-vertical-align="middle" draw:auto-grow-height="false" fo:min-height="1.847cm" fo:min-width="3.056cm"/>
    </style:style>
    <style:style style:name="gr19" style:family="graphic" style:parent-style-name="standard">
      <style:graphic-properties draw:fill="solid" draw:fill-color="#ccffff" draw:textarea-horizontal-align="justify" draw:textarea-vertical-align="middle" draw:auto-grow-height="false" fo:min-height="1.909cm" fo:min-width="2.802cm"/>
    </style:style>
    <style:style style:name="gr20" style:family="graphic" style:parent-style-name="standard">
      <style:graphic-properties draw:fill="solid" draw:fill-color="#ccffff" draw:textarea-horizontal-align="justify" draw:textarea-vertical-align="middle" draw:auto-grow-height="false" fo:min-height="1.909cm" fo:min-width="2.741cm"/>
    </style:style>
    <style:style style:name="gr21" style:family="graphic" style:parent-style-name="objectwithoutfill">
      <style:graphic-properties draw:marker-end="Arrow" draw:marker-end-width="0.3cm" draw:fill="none" draw:fill-color="#ccffff" draw:textarea-vertical-align="middle"/>
    </style:style>
    <style:style style:name="gr22" style:family="graphic" style:parent-style-name="objectwithoutfill">
      <style:graphic-properties svg:stroke-color="#3465a4" draw:marker-end="Arrow" draw:marker-end-width="0.3cm" draw:fill="solid" draw:fill-color="#ccffff" draw:textarea-vertical-align="middle"/>
    </style:style>
    <style:style style:name="gr23" style:family="graphic" style:parent-style-name="objectwithoutfill">
      <style:graphic-properties svg:stroke-color="#3465a4" draw:marker-end="Arrow" draw:marker-end-width="0.3cm" draw:fill="none" draw:fill-color="#808080" draw:textarea-vertical-align="middle"/>
    </style:style>
    <style:style style:name="gr24" style:family="graphic" style:parent-style-name="standard">
      <style:graphic-properties draw:fill="solid" draw:fill-color="#ccffff" draw:textarea-horizontal-align="justify" draw:textarea-vertical-align="middle" draw:auto-grow-height="false" fo:min-height="2.544cm" fo:min-width="3.31cm"/>
    </style:style>
    <style:style style:name="gr25" style:family="graphic" style:parent-style-name="standard">
      <style:graphic-properties draw:fill="solid" draw:fill-color="#ccffff" draw:textarea-horizontal-align="justify" draw:textarea-vertical-align="middle" draw:auto-grow-height="false" fo:min-height="2.544cm" fo:min-width="3.564cm"/>
    </style:style>
    <style:style style:name="gr26" style:family="graphic" style:parent-style-name="standard">
      <style:graphic-properties draw:fill="solid" draw:fill-color="#ccffff" draw:textarea-horizontal-align="justify" draw:textarea-vertical-align="middle" draw:auto-grow-height="false" fo:min-height="2.544cm" fo:min-width="3.183cm"/>
    </style:style>
    <style:style style:name="gr27" style:family="graphic" style:parent-style-name="standard">
      <style:graphic-properties draw:fill="solid" draw:fill-color="#ccffff" draw:textarea-horizontal-align="justify" draw:textarea-vertical-align="middle" draw:auto-grow-height="false" fo:min-height="2.544cm" fo:min-width="3.056cm"/>
    </style:style>
    <style:style style:name="gr28" style:family="graphic" style:parent-style-name="standard">
      <style:graphic-properties draw:fill="solid" draw:fill-color="#ccffff" draw:textarea-horizontal-align="justify" draw:textarea-vertical-align="middle" draw:auto-grow-height="false" fo:min-height="1.909cm" fo:min-width="3.31cm"/>
    </style:style>
    <style:style style:name="gr29" style:family="graphic" style:parent-style-name="standard">
      <style:graphic-properties draw:fill="solid" draw:fill-color="#ccffff" draw:textarea-horizontal-align="justify" draw:textarea-vertical-align="middle" draw:auto-grow-height="false" fo:min-height="2.544cm" fo:min-width="2.802cm"/>
    </style:style>
    <style:style style:name="gr30" style:family="graphic" style:parent-style-name="standard">
      <style:graphic-properties draw:fill="solid" draw:fill-color="#ccffff" draw:textarea-horizontal-align="justify" draw:textarea-vertical-align="middle" draw:auto-grow-height="false" fo:min-height="1.655cm" fo:min-width="3.564cm"/>
    </style:style>
    <style:style style:name="gr31" style:family="graphic" style:parent-style-name="standard">
      <style:graphic-properties draw:fill="solid" draw:fill-color="#ccffff" draw:textarea-horizontal-align="justify" draw:textarea-vertical-align="middle" draw:auto-grow-height="false" fo:min-height="2.036cm" fo:min-width="2.548cm"/>
    </style:style>
    <style:style style:name="gr32" style:family="graphic" style:parent-style-name="standard">
      <style:graphic-properties draw:fill="solid" draw:fill-color="#ccffff" draw:textarea-horizontal-align="justify" draw:textarea-vertical-align="middle" draw:auto-grow-height="false" fo:min-height="2.036cm" fo:min-width="2.675cm"/>
    </style:style>
    <style:style style:name="gr33" style:family="graphic" style:parent-style-name="standard">
      <style:graphic-properties draw:fill="solid" draw:fill-color="#ccffff" draw:textarea-horizontal-align="justify" draw:textarea-vertical-align="middle" draw:auto-grow-height="false" fo:min-height="1.909cm" fo:min-width="2.675cm"/>
    </style:style>
    <style:style style:name="gr34" style:family="graphic" style:parent-style-name="standard">
      <style:graphic-properties draw:fill="solid" draw:fill-color="#ccffff" draw:textarea-horizontal-align="justify" draw:textarea-vertical-align="middle" draw:auto-grow-height="false" fo:min-height="1.655cm" fo:min-width="2.802cm"/>
    </style:style>
    <style:style style:name="gr35" style:family="graphic" style:parent-style-name="standard">
      <style:graphic-properties draw:fill="solid" draw:fill-color="#ccffff" draw:textarea-horizontal-align="justify" draw:textarea-vertical-align="middle" draw:auto-grow-height="false" fo:min-height="2.036cm" fo:min-width="2.929cm"/>
    </style:style>
    <style:style style:name="gr36" style:family="graphic" style:parent-style-name="objectwithoutfill">
      <style:graphic-properties draw:fill="none" draw:fill-color="#ccffff" draw:textarea-vertical-align="middle"/>
    </style:style>
    <style:style style:name="gr37" style:family="graphic" style:parent-style-name="standard">
      <style:graphic-properties draw:fill="solid" draw:fill-color="#ccffff" draw:textarea-horizontal-align="justify" draw:textarea-vertical-align="middle" draw:auto-grow-height="false" fo:min-height="1.817cm" fo:min-width="2.643cm"/>
    </style:style>
    <style:style style:name="gr38" style:family="graphic" style:parent-style-name="standard">
      <style:graphic-properties draw:fill="solid" draw:fill-color="#ffffff" draw:textarea-horizontal-align="justify" draw:textarea-vertical-align="middle" draw:auto-grow-height="false" fo:min-height="3.814cm" fo:min-width="13.724cm"/>
    </style:style>
    <style:style style:name="gr39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font-size="13pt" style:font-size-asian="13pt" style:font-size-complex="13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size="11pt" style:font-size-asian="11pt" style:font-size-complex="11pt"/>
    </style:style>
    <style:style style:name="P7" style:family="paragraph">
      <style:paragraph-properties fo:text-align="center"/>
      <style:text-properties fo:font-size="10.5pt" style:font-size-asian="10.5pt" style:font-size-complex="10.5pt"/>
    </style:style>
    <style:style style:name="P8" style:family="paragraph">
      <style:paragraph-properties fo:text-align="center"/>
      <style:text-properties fo:font-size="9pt" style:font-size-asian="9pt" style:font-size-complex="9pt"/>
    </style:style>
    <style:style style:name="P9" style:family="paragraph">
      <style:paragraph-properties fo:text-align="center"/>
      <style:text-properties fo:font-size="14pt" style:font-size-asian="14pt" style:font-size-complex="14pt"/>
    </style:style>
    <style:style style:name="P10" style:family="paragraph">
      <style:paragraph-properties fo:text-align="center"/>
      <style:text-properties fo:font-size="12pt" style:font-size-asian="12pt" style:font-size-complex="12pt"/>
    </style:style>
    <style:style style:name="P11" style:family="paragraph">
      <style:paragraph-properties fo:text-align="center"/>
      <style:text-properties fo:font-size="15pt" style:font-size-asian="15pt" style:font-size-complex="15pt"/>
    </style:style>
    <style:style style:name="P12" style:family="paragraph">
      <style:paragraph-properties fo:text-align="center"/>
      <style:text-properties fo:font-size="8pt" style:font-size-asian="8pt" style:font-size-complex="8pt"/>
    </style:style>
    <style:style style:name="P13" style:family="paragraph">
      <style:paragraph-properties fo:text-align="star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0.922cm" svg:height="1.818cm" svg:x="8.874cm" svg:y="3.754cm">
          <text:p text:style-name="P1">NetRexx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" draw:id="id2" draw:layer="layout" svg:width="3.048cm" svg:height="2.338cm" svg:x="1.635cm" svg:y="12.176cm">
          <text:p text:style-name="P1"><text:span text:style-name="T1">Parse</text:span></text:p>
          <text:p text:style-name="P1"><text:span text:style-name="T1">Cmd</text:span></text:p>
          <text:p text:style-name="P1"><text:span text:style-name="T1">Parms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14.335cm" svg:y1="5.572cm" svg:x2="3.159cm" svg:y2="12.176cm" draw:start-shape="id1" draw:start-glue-point="2" draw:end-shape="id2" draw:end-glue-point="0" svg:d="M14335 5572c0 4953-11176 1651-11176 6604" svg:viewBox="0 0 11177 6605">
          <text:p/>
        </draw:connector>
        <draw:custom-shape draw:style-name="gr1" draw:text-style-name="P1" xml:id="id3" draw:id="id3" draw:layer="layout" svg:width="3.302cm" svg:height="2.338cm" svg:x="4.937cm" svg:y="12.176cm">
          <text:p text:style-name="P1"><text:span text:style-name="T2">Build array</text:span></text:p>
          <text:p text:style-name="P1"><text:span text:style-name="T2">Of source files</text:span></text:p>
          <text:p text:style-name="P1"><text:span text:style-name="T2">[RxFileReader]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14.335cm" svg:y1="5.572cm" svg:x2="6.588cm" svg:y2="12.176cm" draw:start-shape="id1" draw:start-glue-point="2" draw:end-shape="id3" draw:end-glue-point="0" svg:d="M14335 5572c0 4953-7747 1651-7747 6604" svg:viewBox="0 0 7748 6605">
          <text:p/>
        </draw:connector>
        <draw:a xlink:href="#page2" xlink:type="simple" xlink:show="embed">
          <draw:custom-shape draw:style-name="gr1" draw:text-style-name="P3" xml:id="id4" draw:id="id4" draw:layer="layout" svg:width="4.572cm" svg:height="2.338cm" svg:x="8.493cm" svg:y="12.176cm">
            <text:p text:style-name="P1"><text:span text:style-name="T2"><text:a xlink:href="#Slide 2" xlink:type="simple">Translate programs</text:a></text:span></text:p>
            <text:p text:style-name="P1"><text:span text:style-name="T3">RxTranslator.translat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2" draw:text-style-name="P1" draw:layer="layout" draw:type="curve" svg:x1="14.335cm" svg:y1="5.572cm" svg:x2="10.779cm" svg:y2="12.176cm" draw:start-shape="id1" draw:start-glue-point="2" draw:end-shape="id4" draw:end-glue-point="0" svg:d="M14335 5572c0 4953-3556 1651-3556 6604" svg:viewBox="0 0 3557 6605">
          <text:p/>
        </draw:connector>
        <draw:frame draw:style-name="gr3" draw:layer="layout" svg:width="12.686cm" svg:height="1.801cm" svg:x="7.872cm" svg:y="1.612cm">
          <draw:text-box>
            <text:p>NetRexx Translator logic and control blocks</text:p>
            <text:p text:style-name="P1">Technical diagrams</text:p>
          </draw:text-box>
        </draw:frame>
        <draw:custom-shape draw:style-name="gr1" draw:text-style-name="P4" xml:id="id5" draw:id="id5" draw:layer="layout" svg:width="4.953cm" svg:height="2.286cm" svg:x="13.7cm" svg:y="12.176cm">
          <text:p text:style-name="P1"><text:span text:style-name="T2"><text:a xlink:href="#Slide 5" xlink:type="simple">Interpret</text:a></text:span></text:p>
          <text:p text:style-name="P1"><text:span text:style-name="T2">(optional)</text:span></text:p>
          <text:p text:style-name="P1"><text:span text:style-name="T2">RxTranslator.exec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14.335cm" svg:y1="5.572cm" svg:x2="16.176cm" svg:y2="12.176cm" draw:start-shape="id1" draw:start-glue-point="2" draw:end-shape="id5" draw:end-glue-point="0" svg:d="M14335 5572c0 4953 1841 1651 1841 6604" svg:viewBox="0 0 1842 6605">
          <text:p/>
        </draw:connector>
        <draw:custom-shape draw:style-name="gr1" draw:text-style-name="P4" xml:id="id6" draw:id="id6" draw:layer="layout" svg:width="3.429cm" svg:height="2.286cm" svg:x="19.034cm" svg:y="12.226cm">
          <text:p text:style-name="P1"><text:span text:style-name="T2"><text:a xlink:href="#Slide 6" xlink:type="simple">Compile</text:a></text:span></text:p>
          <text:p text:style-name="P1"><text:span text:style-name="T2">(optional)</text:span></text:p>
          <text:p text:style-name="P1"><text:span text:style-name="T4">RxTranslator.compile</text:span></text:p>
          <text:p text:style-name="P1"><text:span text:style-name="T4">Fixup class file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3.302cm" svg:height="2.286cm" svg:x="22.971cm" svg:y="12.226cm">
          <text:p text:style-name="P1">Cleanup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14.335cm" svg:y1="5.572cm" svg:x2="20.748cm" svg:y2="12.226cm" draw:start-shape="id1" draw:start-glue-point="2" draw:end-shape="id6" draw:end-glue-point="0" svg:d="M14335 5572c0 4990 6413 1664 6413 6654" svg:viewBox="0 0 6414 6655">
          <text:p/>
        </draw:connector>
        <draw:connector draw:style-name="gr2" draw:text-style-name="P1" draw:layer="layout" draw:type="curve" svg:x1="14.335cm" svg:y1="5.572cm" svg:x2="24.622cm" svg:y2="12.226cm" draw:start-shape="id1" draw:start-glue-point="2" draw:end-shape="id7" draw:end-glue-point="0" svg:d="M14335 5572c0 4990 10287 1664 10287 6654" svg:viewBox="0 0 10288 6655">
          <text:p/>
        </draw:connector>
        <draw:custom-shape draw:style-name="gr1" draw:text-style-name="P5" xml:id="id8" draw:id="id8" draw:layer="layout" svg:width="3.302cm" svg:height="2.032cm" svg:x="3.032cm" svg:y="18.145cm">
          <text:p text:style-name="P1"><text:span text:style-name="T5">Build class mgr</text:span></text:p>
          <text:p text:style-name="P1"><text:span text:style-name="T5">RxClasser</text:span></text:p>
          <text:p text:style-name="P1"><text:span text:style-name="T5">inits</text:span></text:p>
          <draw:enhanced-geometry svg:viewBox="0 0 21600 21600" draw:type="rectangle" draw:enhanced-path="M 0 0 L 21600 0 21600 21600 0 21600 0 0 Z N"/>
        </draw:custom-shape>
        <draw:custom-shape draw:style-name="gr1" draw:text-style-name="P6" xml:id="id9" draw:id="id9" draw:layer="layout" svg:width="3.429cm" svg:height="2.032cm" svg:x="7.223cm" svg:y="18.145cm">
          <text:p text:style-name="P1"><text:span text:style-name="T6">Build pgm ctl array</text:span></text:p>
          <text:p text:style-name="P1"><text:span text:style-name="T6">[RxProgram]</text:span></text:p>
          <text:p text:style-name="P1"><text:span text:style-name="T6">RxStreamer each</text:span></text:p>
          <text:p text:style-name="P1"><text:span text:style-name="T6">RxParser each</text:span></text:p>
          <draw:enhanced-geometry svg:viewBox="0 0 21600 21600" draw:type="rectangle" draw:enhanced-path="M 0 0 L 21600 0 21600 21600 0 21600 0 0 Z N"/>
        </draw:custom-shape>
        <draw:custom-shape draw:style-name="gr1" draw:text-style-name="P7" xml:id="id10" draw:id="id10" draw:layer="layout" svg:width="3.429cm" svg:height="2.032cm" svg:x="11.541cm" svg:y="18.145cm">
          <text:p text:style-name="P1"><text:span text:style-name="T7">Pass 0=</text:span></text:p>
          <text:p text:style-name="P1"><text:span text:style-name="T7">prolog+class</text:span></text:p>
          <text:p text:style-name="P1"><text:span text:style-name="T7">(also add default</text:span></text:p>
          <text:p text:style-name="P1"><text:span text:style-name="T7">Class and main)</text:span></text:p>
          <draw:enhanced-geometry svg:viewBox="0 0 21600 21600" draw:type="rectangle" draw:enhanced-path="M 0 0 L 21600 0 21600 21600 0 21600 0 0 Z N"/>
        </draw:custom-shape>
        <draw:custom-shape draw:style-name="gr1" draw:text-style-name="P8" xml:id="id11" draw:id="id11" draw:layer="layout" svg:width="3.175cm" svg:height="2.032cm" svg:x="15.859cm" svg:y="18.145cm">
          <text:p text:style-name="P1"><text:span text:style-name="T4">Pass 1=</text:span></text:p>
          <text:p text:style-name="P1"><text:span text:style-name="T4">Properties &amp; methods</text:span></text:p>
          <text:p text:style-name="P1"><text:span text:style-name="T4">1=parseprogram</text:span></text:p>
          <text:p text:style-name="P1"><text:span text:style-name="T4">1.5=crossclass</text:span></text:p>
          <draw:enhanced-geometry svg:viewBox="0 0 21600 21600" draw:type="rectangle" draw:enhanced-path="M 0 0 L 21600 0 21600 21600 0 21600 0 0 Z N"/>
        </draw:custom-shape>
        <draw:custom-shape draw:style-name="gr1" draw:text-style-name="P5" xml:id="id12" draw:id="id12" draw:layer="layout" svg:width="3.81cm" svg:height="2.032cm" svg:x="19.923cm" svg:y="18.145cm">
          <text:p text:style-name="P1"><text:span text:style-name="T5">Pass 2=</text:span></text:p>
          <text:p text:style-name="P1"><text:span text:style-name="T8">Remainder &amp; code gen</text:span></text:p>
          <text:p text:style-name="P1"><text:span text:style-name="T8">Err msgs, parse pgm code</text:span></text:p>
          <text:p text:style-name="P1"><text:span text:style-name="T8">Write Java cod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10.779cm" svg:y1="14.514cm" svg:x2="4.683cm" svg:y2="18.145cm" draw:start-shape="id4" draw:start-glue-point="2" draw:end-shape="id8" draw:end-glue-point="0" svg:d="M10779 14514c0 2724-6096 909-6096 3631" svg:viewBox="0 0 6097 3632">
          <text:p/>
        </draw:connector>
        <draw:connector draw:style-name="gr2" draw:text-style-name="P1" draw:layer="layout" draw:type="curve" svg:x1="10.779cm" svg:y1="14.514cm" svg:x2="8.937cm" svg:y2="18.145cm" draw:start-shape="id4" draw:start-glue-point="2" draw:end-shape="id9" draw:end-glue-point="0" svg:d="M10779 14514c0 2724-1842 909-1842 3631" svg:viewBox="0 0 1843 3632">
          <text:p/>
        </draw:connector>
        <draw:connector draw:style-name="gr2" draw:text-style-name="P1" draw:layer="layout" draw:type="curve" svg:x1="10.779cm" svg:y1="14.514cm" svg:x2="13.255cm" svg:y2="18.145cm" draw:start-shape="id4" draw:start-glue-point="2" draw:end-shape="id10" draw:end-glue-point="0" svg:d="M10779 14514c0 2724 2476 909 2476 3631" svg:viewBox="0 0 2477 3632">
          <text:p/>
        </draw:connector>
        <draw:connector draw:style-name="gr2" draw:text-style-name="P1" draw:layer="layout" draw:type="curve" svg:x1="10.779cm" svg:y1="14.514cm" svg:x2="17.446cm" svg:y2="18.145cm" draw:start-shape="id4" draw:start-glue-point="2" draw:end-shape="id11" draw:end-glue-point="0" svg:d="M10779 14514c0 2724 6667 909 6667 3631" svg:viewBox="0 0 6668 3632">
          <text:p/>
        </draw:connector>
        <draw:connector draw:style-name="gr2" draw:text-style-name="P1" draw:layer="layout" draw:type="curve" svg:x1="10.779cm" svg:y1="14.514cm" svg:x2="21.828cm" svg:y2="18.145cm" draw:start-shape="id4" draw:start-glue-point="2" draw:end-shape="id12" draw:end-glue-point="0" svg:d="M10779 14514c0 2724 11049 909 11049 3631" svg:viewBox="0 0 11050 3632">
          <text:p/>
        </draw:connector>
        <draw:custom-shape draw:style-name="gr1" draw:text-style-name="P9" draw:layer="layout" svg:width="10.033cm" svg:height="0.889cm" svg:x="10.779cm" svg:y="9.89cm">
          <text:p text:style-name="P1"><text:span text:style-name="T9"><text:a xlink:href="#Slide 2" xlink:type="simple">RxTranslator calls</text:a>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9.525cm" svg:height="0.508cm" svg:x="12.176cm" svg:y="16.748cm">
          <text:p text:style-name="P1"><text:span text:style-name="T6"><text:a xlink:href="#Slide 3" xlink:type="simple">RxParser calls</text:a>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572cm" svg:height="2.338cm" svg:x="19.156cm" svg:y="24.288cm">
          <text:p text:style-name="P1"><text:span text:style-name="T2">Translate programs</text:span></text:p>
          <text:p text:style-name="P1"><text:span text:style-name="T3">RxTranslator.transl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9" xml:id="id13" draw:id="id13" draw:layer="layout" svg:width="4.699cm" svg:height="1.016cm" svg:x="2.27cm" svg:y="6.334cm">
          <text:p text:style-name="P1"><text:span text:style-name="T9"><text:a xlink:href="#Slide 4" xlink:type="simple">See control blocks</text:a>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8.874cm" svg:y1="4.663cm" svg:x2="4.619cm" svg:y2="6.334cm" draw:start-shape="id1" draw:start-glue-point="3" draw:end-shape="id13" draw:end-glue-point="0" svg:d="M8874 4663c-2837 0-4255 557-4255 1671" svg:viewBox="0 0 4256 1672">
          <text:p/>
        </draw:connector>
      </draw:page>
      <draw:page draw:name="page2" draw:style-name="dp1" draw:master-page-name="Default">
        <draw:custom-shape draw:style-name="gr1" draw:text-style-name="P3" xml:id="id14" draw:id="id14" draw:layer="layout" svg:width="4.796cm" svg:height="3.525cm" svg:x="11.033cm" svg:y="1.635cm">
          <text:p text:style-name="P1"><text:span text:style-name="T2">Translate programs</text:span></text:p>
          <text:p text:style-name="P1"><text:span text:style-name="T3">RxTranslator</text:span></text:p>
          <text:p text:style-name="P1"><text:span text:style-name="T3">.transl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5" draw:id="id15" draw:layer="layout" svg:width="3.048cm" svg:height="3.065cm" svg:x="1.381cm" svg:y="10.635cm">
          <text:p text:style-name="P1"><text:span text:style-name="T5">Build class mgr</text:span></text:p>
          <text:p text:style-name="P1"><text:span text:style-name="T5">RxClasser</text:span></text:p>
          <text:p text:style-name="P1"><text:span text:style-name="T5">Initialize</text:span></text:p>
          <text:p text:style-name="P1"><text:span text:style-name="T5">Import classes</text:span></text:p>
          <text:p text:style-name="P1"><text:span text:style-name="T5">Bld RxClassInfo</text:span></text:p>
          <text:p text:style-name="P1"><text:span text:style-name="T5">vectors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6" draw:id="id16" draw:layer="layout" svg:width="3.598cm" svg:height="3.048cm" svg:x="4.683cm" svg:y="10.652cm">
          <text:p text:style-name="P1"><text:span text:style-name="T6">Build pgm ctl array</text:span></text:p>
          <text:p text:style-name="P1"><text:span text:style-name="T6">[RxProgram]</text:span></text:p>
          <text:p text:style-name="P1"><text:span text:style-name="T6">RxStreamer each</text:span></text:p>
          <text:p text:style-name="P1"><text:span text:style-name="T6">(output file mgr)</text:span></text:p>
          <text:p text:style-name="P1"><text:span text:style-name="T6">RxParser each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17" draw:id="id17" draw:layer="layout" svg:width="3.302cm" svg:height="3.065cm" svg:x="8.62cm" svg:y="10.652cm">
          <text:p text:style-name="P1"><text:span text:style-name="T7">Pass 0=</text:span></text:p>
          <text:p text:style-name="P1"><text:span text:style-name="T7">prolog+class</text:span></text:p>
          <text:p text:style-name="P1"><text:span text:style-name="T7">(also add default</text:span></text:p>
          <text:p text:style-name="P1"><text:span text:style-name="T7">Class and main)</text:span></text:p>
          <draw:enhanced-geometry svg:viewBox="0 0 21600 21600" draw:type="rectangle" draw:enhanced-path="M 0 0 L 21600 0 21600 21600 0 21600 0 0 Z N"/>
        </draw:custom-shape>
        <draw:custom-shape draw:style-name="gr1" draw:text-style-name="P8" xml:id="id18" draw:id="id18" draw:layer="layout" svg:width="3.331cm" svg:height="3.065cm" svg:x="12.176cm" svg:y="10.652cm">
          <text:p text:style-name="P1"><text:span text:style-name="T4">Pass 1=</text:span></text:p>
          <text:p text:style-name="P1"><text:span text:style-name="T4">Properties &amp; methods</text:span></text:p>
          <text:p text:style-name="P1"><text:span text:style-name="T4">1=parseprogram</text:span></text:p>
          <text:p text:style-name="P1"><text:span text:style-name="T4">1.5=crossclass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19" draw:id="id19" draw:layer="layout" svg:width="3.87cm" svg:height="3.065cm" svg:x="15.799cm" svg:y="10.652cm">
          <text:p text:style-name="P1"><text:span text:style-name="T5">Pass 2=</text:span></text:p>
          <text:p text:style-name="P1"><text:span text:style-name="T8">Remainder &amp; code gen</text:span></text:p>
          <text:p text:style-name="P1"><text:span text:style-name="T8">Err msgs, parse pgm code</text:span></text:p>
          <text:p text:style-name="P1"><text:span text:style-name="T8">Write Java code</text:span></text:p>
          <text:p text:style-name="P1"><text:span text:style-name="T8">(RxStreamer)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13.431cm" svg:y1="5.16cm" svg:x2="2.905cm" svg:y2="10.635cm" draw:start-shape="id14" draw:start-glue-point="2" draw:end-shape="id15" draw:end-glue-point="0" svg:d="M13431 5160c0 4105-10526 1368-10526 5475" svg:viewBox="0 0 10527 5476">
          <text:p/>
        </draw:connector>
        <draw:connector draw:style-name="gr2" draw:text-style-name="P1" draw:layer="layout" draw:type="curve" svg:x1="13.431cm" svg:y1="5.16cm" svg:x2="6.482cm" svg:y2="10.652cm" draw:start-shape="id14" draw:start-glue-point="2" draw:end-shape="id16" draw:end-glue-point="0" svg:d="M13431 5160c0 4119-6949 1373-6949 5492" svg:viewBox="0 0 6950 5493">
          <text:p/>
        </draw:connector>
        <draw:connector draw:style-name="gr2" draw:text-style-name="P1" draw:layer="layout" draw:type="curve" svg:x1="13.431cm" svg:y1="5.16cm" svg:x2="10.271cm" svg:y2="10.652cm" draw:start-shape="id14" draw:start-glue-point="2" draw:end-shape="id17" draw:end-glue-point="0" svg:d="M13431 5160c0 4117-3160 1372-3160 5492" svg:viewBox="0 0 3161 5493">
          <text:p/>
        </draw:connector>
        <draw:connector draw:style-name="gr2" draw:text-style-name="P1" draw:layer="layout" draw:type="curve" svg:x1="13.431cm" svg:y1="5.16cm" svg:x2="13.841cm" svg:y2="10.652cm" draw:start-shape="id14" draw:start-glue-point="2" draw:end-shape="id18" draw:end-glue-point="0" svg:d="M13431 5160c0 4117 410 1372 410 5492" svg:viewBox="0 0 411 5493">
          <text:p/>
        </draw:connector>
        <draw:connector draw:style-name="gr2" draw:text-style-name="P1" draw:layer="layout" draw:type="curve" svg:x1="13.431cm" svg:y1="5.16cm" svg:x2="17.734cm" svg:y2="10.652cm" draw:start-shape="id14" draw:start-glue-point="2" draw:end-shape="id19" draw:end-glue-point="0" svg:d="M13431 5160c0 4117 4303 1372 4303 5492" svg:viewBox="0 0 4304 5493">
          <text:p/>
        </draw:connector>
        <draw:custom-shape draw:style-name="gr9" draw:text-style-name="P6" draw:layer="layout" svg:width="8.976cm" svg:height="0.767cm" svg:x="9.804cm" svg:y="8.615cm">
          <text:p text:style-name="P1"><text:span text:style-name="T6"><text:a xlink:href="#Slide 3" xlink:type="simple">RxParser calls</text:a></text:span></text:p>
          <draw:enhanced-geometry svg:viewBox="0 0 21600 21600" draw:type="rectangle" draw:enhanced-path="M 0 0 L 21600 0 21600 21600 0 21600 0 0 Z N"/>
        </draw:custom-shape>
        <draw:custom-shape draw:style-name="gr1" draw:text-style-name="P9" xml:id="id20" draw:id="id20" draw:layer="layout" svg:width="3.556cm" svg:height="2.921cm" svg:x="7.604cm" svg:y="16.113cm">
          <text:p text:style-name="P1"><text:span text:style-name="T9">RxClauser</text:span></text:p>
          <text:p text:style-name="P1"><text:span text:style-name="T9">Read clauses</text:span></text:p>
          <text:p text:style-name="P1"><text:span text:style-name="T9">&amp; tokenize</text:span></text:p>
          <draw:enhanced-geometry svg:viewBox="0 0 21600 21600" draw:type="rectangle" draw:enhanced-path="M 0 0 L 21600 0 21600 21600 0 21600 0 0 Z N"/>
        </draw:custom-shape>
        <draw:custom-shape draw:style-name="gr1" draw:text-style-name="P10" xml:id="id21" draw:id="id21" draw:layer="layout" svg:width="3.81cm" svg:height="2.921cm" svg:x="12.43cm" svg:y="16.113cm">
          <text:p text:style-name="P1"><text:span text:style-name="T3">RxTermParser</text:span></text:p>
          <text:p text:style-name="P1"><text:span text:style-name="T3">Parse terms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22" draw:id="id22" draw:layer="layout" svg:width="4.064cm" svg:height="2.921cm" svg:x="17.764cm" svg:y="16.113cm">
          <text:p text:style-name="P1"><text:span text:style-name="T2">Nr____.scan</text:span></text:p>
          <text:p text:style-name="P1"><text:span text:style-name="T2">Finish item parse</text:span></text:p>
          <text:p text:style-name="P1"><text:span text:style-name="T2">build RxCodes=</text:span></text:p>
          <text:p text:style-name="P1"><text:span text:style-name="T2">Java cod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10.271cm" svg:y1="13.717cm" svg:x2="9.382cm" svg:y2="16.113cm" draw:start-shape="id17" draw:start-glue-point="2" draw:end-shape="id20" draw:end-glue-point="0" svg:d="M10271 13717c0 1795-889 598-889 2396" svg:viewBox="0 0 890 2397">
          <text:p/>
        </draw:connector>
        <draw:connector draw:style-name="gr2" draw:text-style-name="P1" draw:layer="layout" draw:type="curve" svg:x1="10.271cm" svg:y1="13.717cm" svg:x2="14.335cm" svg:y2="16.113cm" draw:start-shape="id17" draw:start-glue-point="2" draw:end-shape="id21" draw:end-glue-point="0" svg:d="M10271 13717c0 1795 4064 598 4064 2396" svg:viewBox="0 0 4065 2397">
          <text:p/>
        </draw:connector>
        <draw:connector draw:style-name="gr2" draw:text-style-name="P1" draw:layer="layout" draw:type="curve" svg:x1="10.271cm" svg:y1="13.717cm" svg:x2="19.796cm" svg:y2="16.113cm" draw:start-shape="id17" draw:start-glue-point="2" draw:end-shape="id22" draw:end-glue-point="0" svg:d="M10271 13717c0 1795 9525 598 9525 2396" svg:viewBox="0 0 9526 2397">
          <text:p/>
        </draw:connector>
        <draw:connector draw:style-name="gr2" draw:text-style-name="P1" draw:layer="layout" draw:type="curve" svg:x1="13.841cm" svg:y1="13.717cm" svg:x2="9.382cm" svg:y2="16.113cm" draw:start-shape="id18" draw:start-glue-point="2" draw:end-shape="id20" svg:d="M13841 13717c0 1795-4459 598-4459 2396" svg:viewBox="0 0 4460 2397">
          <text:p/>
        </draw:connector>
        <draw:connector draw:style-name="gr2" draw:text-style-name="P1" draw:layer="layout" draw:type="curve" svg:x1="13.841cm" svg:y1="13.717cm" svg:x2="14.335cm" svg:y2="16.113cm" draw:start-shape="id18" draw:start-glue-point="2" draw:end-shape="id21" draw:end-glue-point="0" svg:d="M13841 13717c0 1795 494 598 494 2396" svg:viewBox="0 0 495 2397">
          <text:p/>
        </draw:connector>
        <draw:connector draw:style-name="gr2" draw:text-style-name="P1" draw:layer="layout" draw:type="curve" svg:x1="13.841cm" svg:y1="13.717cm" svg:x2="19.796cm" svg:y2="16.113cm" draw:start-shape="id18" draw:start-glue-point="2" draw:end-shape="id22" draw:end-glue-point="0" svg:d="M13841 13717c0 1795 5955 598 5955 2396" svg:viewBox="0 0 5956 2397">
          <text:p/>
        </draw:connector>
        <draw:connector draw:style-name="gr2" draw:text-style-name="P1" draw:layer="layout" draw:type="curve" svg:x1="17.734cm" svg:y1="13.717cm" svg:x2="9.382cm" svg:y2="16.113cm" draw:start-shape="id19" draw:start-glue-point="2" draw:end-shape="id20" svg:d="M17734 13717c0 1795-8352 598-8352 2396" svg:viewBox="0 0 8353 2397">
          <text:p/>
        </draw:connector>
        <draw:connector draw:style-name="gr2" draw:text-style-name="P1" draw:layer="layout" draw:type="curve" svg:x1="17.734cm" svg:y1="13.717cm" svg:x2="14.335cm" svg:y2="16.113cm" draw:start-shape="id19" draw:start-glue-point="2" draw:end-shape="id21" svg:d="M17734 13717c0 1795-3399 598-3399 2396" svg:viewBox="0 0 3400 2397">
          <text:p/>
        </draw:connector>
        <draw:connector draw:style-name="gr2" draw:text-style-name="P1" draw:layer="layout" draw:type="curve" svg:x1="17.734cm" svg:y1="13.717cm" svg:x2="19.796cm" svg:y2="16.113cm" draw:start-shape="id19" draw:start-glue-point="2" draw:end-shape="id22" svg:d="M17734 13717c0 1795 2062 598 2062 2396" svg:viewBox="0 0 2063 2397">
          <text:p/>
        </draw:connector>
        <draw:custom-shape draw:style-name="gr10" draw:text-style-name="P2" draw:layer="layout" svg:width="4.699cm" svg:height="0.762cm" svg:x="1.635cm" svg:y="19.034cm">
          <text:p text:style-name="P1"><text:span text:style-name="T1"><text:a xlink:href="#Slide 1" xlink:type="simple">See top level</text:a>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xml:id="id24" draw:id="id24" draw:layer="layout" svg:width="3.556cm" svg:height="2.921cm" svg:x="22.59cm" svg:y="16.113cm">
          <text:p text:style-name="P1"><text:span text:style-name="T2">RxStreamer</text:span></text:p>
          <text:p text:style-name="P1"><text:span text:style-name="T5">Queue Java output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xml:id="id23" draw:id="id23" draw:layer="layout" svg:width="3.227cm" svg:height="3.048cm" svg:x="19.871cm" svg:y="10.652cm">
          <text:p text:style-name="P1"><text:span text:style-name="T2">RxStreamer</text:span></text:p>
          <text:p text:style-name="P1"><text:span text:style-name="T5">Write completed </text:span></text:p>
          <text:p text:style-name="P1"><text:span text:style-name="T5">Java code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type="curve" svg:x1="13.431cm" svg:y1="5.16cm" svg:x2="21.484cm" svg:y2="10.652cm" draw:start-shape="id14" draw:start-glue-point="2" draw:end-shape="id23" draw:end-glue-point="0" svg:d="M13431 5160c0 4119 8053 1373 8053 5492" svg:viewBox="0 0 8054 5493">
          <text:p/>
        </draw:connector>
        <draw:connector draw:style-name="gr13" draw:text-style-name="P1" draw:layer="layout" draw:type="curve" svg:x1="17.734cm" svg:y1="13.717cm" svg:x2="24.368cm" svg:y2="16.113cm" draw:start-shape="id19" draw:start-glue-point="2" draw:end-shape="id24" draw:end-glue-point="0" svg:d="M17734 13717c0 1795 6634 598 6634 2396" svg:viewBox="0 0 6635 2397">
          <text:p/>
        </draw:connector>
        <draw:custom-shape draw:style-name="gr14" draw:text-style-name="P11" xml:id="id25" draw:id="id25" draw:layer="layout" svg:width="2.921cm" svg:height="3.071cm" svg:x="23.455cm" svg:y="10.653cm">
          <text:p text:style-name="P1"><text:span text:style-name="T10">RxFixup</text:span></text:p>
          <text:p text:style-name="P1"><text:span text:style-name="T5">Read classfile</text:span></text:p>
          <text:p text:style-name="P1"><text:span text:style-name="T5">Chg source name</text:span></text:p>
          <text:p text:style-name="P1"><text:span text:style-name="T5">Replace classfile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type="curve" svg:x1="13.431cm" svg:y1="5.16cm" svg:x2="24.915cm" svg:y2="10.653cm" draw:start-shape="id14" draw:start-glue-point="2" draw:end-shape="id25" draw:end-glue-point="0" svg:d="M13431 5160c0 4119 11484 1373 11484 5493" svg:viewBox="0 0 11485 5494">
          <text:p/>
        </draw:connector>
      </draw:page>
      <draw:page draw:name="page3" draw:style-name="dp1" draw:master-page-name="Default">
        <draw:custom-shape draw:style-name="gr1" draw:text-style-name="P6" draw:layer="layout" svg:width="15.748cm" svg:height="6.223cm" svg:x="5.699cm" svg:y="2.143cm">
          <text:p text:style-name="P1"><text:span text:style-name="T6">RxParser</text:span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8" xml:id="id26" draw:id="id26" draw:layer="layout" svg:width="3.597cm" svg:height="3.065cm" svg:x="7.477cm" svg:y="3.777cm">
          <text:p text:style-name="P1"><text:span text:style-name="T4">Pass 0=</text:span></text:p>
          <text:p text:style-name="P1"><text:span text:style-name="T4">prolog+class</text:span></text:p>
          <text:p text:style-name="P1"><text:span text:style-name="T4">(also add default</text:span></text:p>
          <text:p text:style-name="P1"><text:span text:style-name="T4">Class and main)</text:span></text:p>
          <text:p text:style-name="P1"><text:span text:style-name="T4">0=parseprogram</text:span></text:p>
          <text:p text:style-name="P1"><text:span text:style-name="T4">0.5=crossclass</text:span></text:p>
          <draw:enhanced-geometry svg:viewBox="0 0 21600 21600" draw:type="rectangle" draw:enhanced-path="M 0 0 L 21600 0 21600 21600 0 21600 0 0 Z N"/>
        </draw:custom-shape>
        <draw:custom-shape draw:style-name="gr1" draw:text-style-name="P8" xml:id="id30" draw:id="id30" draw:layer="layout" svg:width="3.331cm" svg:height="3.065cm" svg:x="12.007cm" svg:y="3.777cm">
          <text:p text:style-name="P1"><text:span text:style-name="T4">Pass 1=</text:span></text:p>
          <text:p text:style-name="P1"><text:span text:style-name="T4">Properties &amp; methods</text:span></text:p>
          <text:p text:style-name="P1"><text:span text:style-name="T4">1=parseprogram</text:span></text:p>
          <text:p text:style-name="P1"><text:span text:style-name="T4">1.5=crossclass</text:span></text:p>
          <draw:enhanced-geometry svg:viewBox="0 0 21600 21600" draw:type="rectangle" draw:enhanced-path="M 0 0 L 21600 0 21600 21600 0 21600 0 0 Z N"/>
        </draw:custom-shape>
        <draw:custom-shape draw:style-name="gr1" draw:text-style-name="P5" xml:id="id31" draw:id="id31" draw:layer="layout" svg:width="3.997cm" svg:height="3.065cm" svg:x="16.27cm" svg:y="3.777cm">
          <text:p text:style-name="P1"><text:span text:style-name="T5">Pass 2=</text:span></text:p>
          <text:p text:style-name="P1"><text:span text:style-name="T8">Remainder &amp; code gen</text:span></text:p>
          <text:p text:style-name="P1"><text:span text:style-name="T8">Err msgs, parse pgm code</text:span></text:p>
          <text:p text:style-name="P1"><text:span text:style-name="T8">Write Java code</text:span></text:p>
          <text:p text:style-name="P1"><text:span text:style-name="T8">(RxStreamer)</text:span></text:p>
          <draw:enhanced-geometry svg:viewBox="0 0 21600 21600" draw:type="rectangle" draw:enhanced-path="M 0 0 L 21600 0 21600 21600 0 21600 0 0 Z N"/>
        </draw:custom-shape>
        <draw:custom-shape draw:style-name="gr1" draw:text-style-name="P9" xml:id="id27" draw:id="id27" draw:layer="layout" svg:width="3.556cm" svg:height="2.921cm" svg:x="6.588cm" svg:y="10.144cm">
          <text:p text:style-name="P1"><text:span text:style-name="T9">RxClauser</text:span></text:p>
          <text:p text:style-name="P1"><text:span text:style-name="T9">Read clauses</text:span></text:p>
          <text:p text:style-name="P1"><text:span text:style-name="T9">&amp; tokenize</text:span></text:p>
          <draw:enhanced-geometry svg:viewBox="0 0 21600 21600" draw:type="rectangle" draw:enhanced-path="M 0 0 L 21600 0 21600 21600 0 21600 0 0 Z N"/>
        </draw:custom-shape>
        <draw:custom-shape draw:style-name="gr1" draw:text-style-name="P10" xml:id="id28" draw:id="id28" draw:layer="layout" svg:width="3.81cm" svg:height="2.921cm" svg:x="11.414cm" svg:y="10.144cm">
          <draw:glue-point draw:id="4" svg:x="4.666cm" svg:y="5.001cm"/>
          <text:p text:style-name="P1"><text:span text:style-name="T3">RxTermParser</text:span></text:p>
          <text:p text:style-name="P1"><text:span text:style-name="T3">Parse terms</text:span></text:p>
          <text:p text:style-name="P1"><text:span text:style-name="T3">Return RxCode</text:span></text:p>
          <draw:enhanced-geometry svg:viewBox="0 0 21600 21600" draw:type="rectangle" draw:enhanced-path="M 0 0 L 21600 0 21600 21600 0 21600 0 0 Z N"/>
        </draw:custom-shape>
        <draw:custom-shape draw:style-name="gr1" draw:text-style-name="P6" xml:id="id29" draw:id="id29" draw:layer="layout" svg:width="4.064cm" svg:height="2.921cm" svg:x="16.748cm" svg:y="10.144cm">
          <text:p text:style-name="P1"><text:span text:style-name="T6">RxClauseParser</text:span></text:p>
          <text:p text:style-name="P1"><text:span text:style-name="T6">Nr__ per key instr</text:span></text:p>
          <text:p text:style-name="P1"><text:span text:style-name="T6">Finish item parse</text:span></text:p>
          <text:p text:style-name="P1"><text:span text:style-name="T6">Bld RxCode=</text:span></text:p>
          <text:p text:style-name="P1"><text:span text:style-name="T6">Java cod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9.275cm" svg:y1="6.842cm" svg:x2="8.366cm" svg:y2="10.144cm" draw:start-shape="id26" draw:start-glue-point="2" draw:end-shape="id27" draw:end-glue-point="0" svg:d="M9275 6842c0 2475-909 824-909 3302" svg:viewBox="0 0 910 3303">
          <text:p/>
        </draw:connector>
        <draw:connector draw:style-name="gr2" draw:text-style-name="P1" draw:layer="layout" draw:type="curve" svg:x1="9.275cm" svg:y1="6.842cm" svg:x2="13.319cm" svg:y2="10.144cm" draw:start-shape="id26" draw:start-glue-point="2" draw:end-shape="id28" draw:end-glue-point="0" svg:d="M9275 6842c0 2475 4044 824 4044 3302" svg:viewBox="0 0 4045 3303">
          <text:p/>
        </draw:connector>
        <draw:connector draw:style-name="gr2" draw:text-style-name="P1" draw:layer="layout" draw:type="curve" svg:x1="9.275cm" svg:y1="6.842cm" svg:x2="18.78cm" svg:y2="10.144cm" draw:start-shape="id26" draw:start-glue-point="2" draw:end-shape="id29" draw:end-glue-point="0" svg:d="M9275 6842c0 2475 9505 824 9505 3302" svg:viewBox="0 0 9506 3303">
          <text:p/>
        </draw:connector>
        <draw:connector draw:style-name="gr2" draw:text-style-name="P1" draw:layer="layout" draw:type="curve" svg:x1="13.672cm" svg:y1="6.842cm" svg:x2="8.366cm" svg:y2="10.144cm" draw:start-shape="id30" draw:start-glue-point="2" draw:end-shape="id27" svg:d="M13672 6842c0 2475-5306 824-5306 3302" svg:viewBox="0 0 5307 3303">
          <text:p/>
        </draw:connector>
        <draw:connector draw:style-name="gr2" draw:text-style-name="P1" draw:layer="layout" draw:type="curve" svg:x1="13.672cm" svg:y1="6.842cm" svg:x2="13.319cm" svg:y2="10.144cm" draw:start-shape="id30" draw:start-glue-point="2" draw:end-shape="id28" draw:end-glue-point="0" svg:d="M13672 6842c0 2475-353 824-353 3302" svg:viewBox="0 0 354 3303">
          <text:p/>
        </draw:connector>
        <draw:connector draw:style-name="gr2" draw:text-style-name="P1" draw:layer="layout" draw:type="curve" svg:x1="13.672cm" svg:y1="6.842cm" svg:x2="18.78cm" svg:y2="10.144cm" draw:start-shape="id30" draw:start-glue-point="2" draw:end-shape="id29" draw:end-glue-point="0" svg:d="M13672 6842c0 2475 5108 824 5108 3302" svg:viewBox="0 0 5109 3303">
          <text:p/>
        </draw:connector>
        <draw:connector draw:style-name="gr2" draw:text-style-name="P1" draw:layer="layout" draw:type="curve" svg:x1="18.268cm" svg:y1="6.842cm" svg:x2="8.366cm" svg:y2="10.144cm" draw:start-shape="id31" draw:start-glue-point="2" draw:end-shape="id27" svg:d="M18268 6842c0 2475-9902 824-9902 3302" svg:viewBox="0 0 9903 3303">
          <text:p/>
        </draw:connector>
        <draw:connector draw:style-name="gr2" draw:text-style-name="P1" draw:layer="layout" draw:type="curve" svg:x1="18.268cm" svg:y1="6.842cm" svg:x2="13.319cm" svg:y2="10.144cm" draw:start-shape="id31" draw:start-glue-point="2" draw:end-shape="id28" svg:d="M18268 6842c0 2475-4949 824-4949 3302" svg:viewBox="0 0 4950 3303">
          <text:p/>
        </draw:connector>
        <draw:connector draw:style-name="gr2" draw:text-style-name="P1" draw:layer="layout" draw:type="curve" svg:x1="18.268cm" svg:y1="6.842cm" svg:x2="18.78cm" svg:y2="10.144cm" draw:start-shape="id31" draw:start-glue-point="2" draw:end-shape="id29" svg:d="M18268 6842c0 2475 512 824 512 3302" svg:viewBox="0 0 513 3303">
          <text:p/>
        </draw:connector>
        <draw:custom-shape draw:style-name="gr1" draw:text-style-name="P10" xml:id="id32" draw:id="id32" draw:layer="layout" svg:width="3.81cm" svg:height="2.54cm" svg:x="11.414cm" svg:y="14.589cm">
          <draw:glue-point draw:id="4" svg:x="4.666cm" svg:y="4.5cm"/>
          <text:p text:style-name="P1"><text:span text:style-name="T3">RxExprParser</text:span></text:p>
          <text:p text:style-name="P1"><text:span text:style-name="T3">Parse expressions</text:span></text:p>
          <text:p text:style-name="P1"><text:span text:style-name="T3">Return RxCod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15.224cm" svg:y1="15.859cm" svg:x2="13.319cm" svg:y2="13.065cm" draw:start-shape="id32" draw:start-glue-point="1" draw:end-shape="id28" draw:end-glue-point="2" svg:d="M15224 15859c751 0 626-1016-38-1429s-1867-222-1867-1365" svg:viewBox="0 0 2419 2795">
          <text:p/>
        </draw:connector>
        <draw:custom-shape draw:style-name="gr1" draw:text-style-name="P10" xml:id="id33" draw:id="id33" draw:layer="layout" svg:width="8.128cm" svg:height="5.461cm" svg:x="17.256cm" svg:y="14.335cm">
          <text:p text:style-name="P1"><text:span text:style-name="T3">Note that expressions </text:span></text:p>
          <text:p text:style-name="P1"><text:span text:style-name="T3">Start with terms </text:span></text:p>
          <text:p text:style-name="P1"><text:span text:style-name="T3">And terms may</text:span></text:p>
          <text:p text:style-name="P1"><text:span text:style-name="T3">Contain expressions.</text:span></text:p>
          <text:p text:style-name="P1"><text:span text:style-name="T3">Only expressions in keyword</text:span></text:p>
          <text:p text:style-name="P1"><text:span text:style-name="T3">Instructions get an RxExpr</text:span></text:p>
          <text:p text:style-name="P1"><text:span text:style-name="T3">Block. Others are</text:span></text:p>
          <text:p text:style-name="P1"><text:span text:style-name="T3">Written direct to java</text:span></text:p>
          <text:p text:style-name="P1"><text:span text:style-name="T3">Code (RxStreamer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xml:id="id34" draw:id="id34" draw:layer="layout" draw:type="curve" svg:x1="18.446cm" svg:y1="15.134cm" svg:x2="18.446cm" svg:y2="15.134cm" draw:start-shape="id33" draw:start-glue-point="5" draw:end-shape="id33" draw:end-glue-point="5" svg:d="M18446 15134z" svg:viewBox="0 0 1 1">
          <text:p/>
        </draw:connector>
        <draw:connector draw:style-name="gr2" draw:text-style-name="P1" draw:layer="layout" draw:type="curve" draw:line-skew="0.009cm" svg:x1="18.446cm" svg:y1="15.134cm" svg:x2="15.096cm" svg:y2="13.064cm" draw:start-shape="id34" draw:start-glue-point="0" draw:end-shape="id28" draw:end-glue-point="4" svg:d="M18446 15134c0-1539-3350-504-3350-2070" svg:viewBox="0 0 3351 2071">
          <text:p/>
        </draw:connector>
        <draw:connector draw:style-name="gr2" draw:text-style-name="P1" draw:layer="layout" draw:type="curve" svg:x1="17.256cm" svg:y1="17.066cm" svg:x2="15.096cm" svg:y2="17.002cm" draw:start-shape="id33" draw:start-glue-point="6" draw:end-shape="id32" draw:end-glue-point="4" svg:d="M17256 17066c-1524 0-444-64-2160-64" svg:viewBox="0 0 2161 65">
          <text:p/>
        </draw:connector>
        <draw:custom-shape draw:style-name="gr1" draw:text-style-name="P6" xml:id="id35" draw:id="id35" draw:layer="layout" svg:width="4.445cm" svg:height="5.207cm" svg:x="22.209cm" svg:y="9.001cm">
          <text:p text:style-name="P1"><text:span text:style-name="T6">Each clause </text:span></text:p>
          <text:p text:style-name="P1"><text:span text:style-name="T6">Containing a keyword</text:span></text:p>
          <text:p text:style-name="P1"><text:span text:style-name="T6">Instruction is linked to </text:span></text:p>
          <text:p text:style-name="P1"><text:span text:style-name="T6">An Nr* parser</text:span></text:p>
          <text:p text:style-name="P1"><text:span text:style-name="T6">That matches the</text:span></text:p>
          <text:p text:style-name="P1"><text:span text:style-name="T6">Keyword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22.209cm" svg:y1="11.605cm" svg:x2="20.812cm" svg:y2="11.604cm" draw:start-shape="id35" draw:start-glue-point="6" draw:end-shape="id29" draw:end-glue-point="1" svg:d="M22209 11605c-1048 0-350-1-1397-1" svg:viewBox="0 0 1398 2">
          <text:p/>
        </draw:connector>
        <draw:connector draw:style-name="gr2" draw:text-style-name="P1" draw:layer="layout" draw:type="curve" svg:x1="13.319cm" svg:y1="13.065cm" svg:x2="11.414cm" svg:y2="15.859cm" draw:start-shape="id28" draw:start-glue-point="2" draw:end-shape="id32" draw:end-glue-point="3" svg:d="M13319 13065c0 1143-1203 952-1867 1365s-789 1429-38 1429" svg:viewBox="0 0 2419 2795">
          <text:p/>
        </draw:connector>
        <draw:custom-shape draw:style-name="gr1" draw:text-style-name="P9" draw:layer="layout" svg:width="4.699cm" svg:height="1.016cm" svg:x="1.254cm" svg:y="9.128cm">
          <text:p text:style-name="P1"><text:span text:style-name="T9"><text:a xlink:href="#Slide 4" xlink:type="simple">See control blocks</text:a>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xml:id="id36" draw:id="id36" draw:layer="layout" svg:width="3.556cm" svg:height="2.413cm" svg:x="6.588cm" svg:y="14.589cm">
          <text:p text:style-name="P1"><text:span text:style-name="T9">RxSource</text:span></text:p>
          <text:p text:style-name="P1"><text:span text:style-name="T9">Reads source</text:span></text:p>
          <text:p text:style-name="P1"><text:span text:style-name="T9">Input lines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draw:type="curve" svg:x1="8.366cm" svg:y1="13.065cm" svg:x2="8.366cm" svg:y2="14.589cm" draw:start-shape="id27" draw:start-glue-point="2" draw:end-shape="id36" draw:end-glue-point="0" svg:d="M8366 13065v1524" svg:viewBox="0 0 1 1525">
          <text:p/>
        </draw:connector>
        <draw:custom-shape draw:style-name="gr10" draw:text-style-name="P2" draw:layer="layout" svg:width="4.699cm" svg:height="0.762cm" svg:x="1.254cm" svg:y="10.525cm">
          <text:p text:style-name="P1"><text:span text:style-name="T9"><text:a xlink:href="#Slide 1" xlink:type="simple">See top level</text:a>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1" draw:text-style-name="P1" xml:id="id37" draw:id="id37" draw:layer="layout" svg:width="7.62cm" svg:height="1.948cm" svg:x="10.525cm" svg:y="7.985cm">
          <text:p text:style-name="P1">RxProgram</text:p>
          <text:p text:style-name="P1">(array)</text:p>
          <draw:enhanced-geometry svg:viewBox="0 0 21600 21600" draw:type="rectangle" draw:enhanced-path="M 0 0 L 21600 0 21600 21600 0 21600 0 0 Z N"/>
        </draw:custom-shape>
        <draw:frame draw:style-name="gr16" xml:id="id52" draw:id="id52" draw:layer="layout" svg:width="9.312cm" svg:height="0.962cm" svg:x="9.722cm" svg:y="1.381cm">
          <draw:text-box>
            <text:p>NetRexx control block structure</text:p>
          </draw:text-box>
        </draw:frame>
        <draw:custom-shape draw:style-name="gr1" draw:text-style-name="P1" xml:id="id38" draw:id="id38" draw:layer="layout" svg:width="4.318cm" svg:height="2.248cm" svg:x="12.176cm" svg:y="11.28cm">
          <text:p text:style-name="P1">RxParser</text:p>
          <draw:enhanced-geometry svg:viewBox="0 0 21600 21600" draw:type="rectangle" draw:enhanced-path="M 0 0 L 21600 0 21600 21600 0 21600 0 0 Z N"/>
        </draw:custom-shape>
        <draw:custom-shape draw:style-name="gr1" draw:text-style-name="P9" xml:id="id39" draw:id="id39" draw:layer="layout" svg:width="4.342cm" svg:height="2.096cm" svg:x="12.176cm" svg:y="14.527cm">
          <text:p text:style-name="P1"><text:span text:style-name="T9">RxCursor</text:span></text:p>
          <text:p text:style-name="P1"><text:span text:style-name="T3">=current</text:span></text:p>
          <text:p text:style-name="P1"><text:span text:style-name="T3">parse location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14.335cm" svg:y1="9.933cm" svg:x2="14.335cm" svg:y2="11.28cm" draw:start-shape="id37" draw:start-glue-point="2" draw:end-shape="id38" draw:end-glue-point="0" svg:d="M14335 9933v1347" svg:viewBox="0 0 1 1348">
          <text:p/>
        </draw:connector>
        <draw:connector draw:style-name="gr2" draw:text-style-name="P1" draw:layer="layout" draw:type="curve" svg:x1="14.335cm" svg:y1="13.528cm" svg:x2="14.347cm" svg:y2="14.527cm" draw:start-shape="id38" draw:start-glue-point="2" draw:end-shape="id39" draw:end-glue-point="0" svg:d="M14335 13528c0 750 12 251 12 999" svg:viewBox="0 0 13 1000">
          <text:p/>
        </draw:connector>
        <draw:custom-shape draw:style-name="gr1" draw:text-style-name="P1" xml:id="id40" draw:id="id40" draw:layer="layout" svg:width="4.445cm" svg:height="2.248cm" svg:x="5.064cm" svg:y="11.28cm">
          <text:p text:style-name="P1">RxClauser</text:p>
          <draw:enhanced-geometry svg:viewBox="0 0 21600 21600" draw:type="rectangle" draw:enhanced-path="M 0 0 L 21600 0 21600 21600 0 21600 0 0 Z N"/>
        </draw:custom-shape>
        <draw:custom-shape draw:style-name="gr1" draw:text-style-name="P1" xml:id="id41" draw:id="id41" draw:layer="layout" svg:width="4.445cm" svg:height="2.247cm" svg:x="5.064cm" svg:y="14.576cm">
          <text:p text:style-name="P1">RxClause</text:p>
          <text:p text:style-name="P1">array</text:p>
          <draw:enhanced-geometry svg:viewBox="0 0 21600 21600" draw:type="rectangle" draw:enhanced-path="M 0 0 L 21600 0 21600 21600 0 21600 0 0 Z N"/>
        </draw:custom-shape>
        <draw:custom-shape draw:style-name="gr1" draw:text-style-name="P1" xml:id="id42" draw:id="id42" draw:layer="layout" svg:width="4.445cm" svg:height="1.797cm" svg:x="5.064cm" svg:y="17.872cm">
          <text:p text:style-name="P1">RxToken</text:p>
          <text:p text:style-name="P1">array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10.525cm" svg:y1="8.959cm" svg:x2="7.286cm" svg:y2="11.28cm" draw:start-shape="id37" draw:start-glue-point="3" draw:end-shape="id40" draw:end-glue-point="0" svg:d="M10525 8959c-2160 0-3239 773-3239 2321" svg:viewBox="0 0 3240 2322">
          <text:p/>
        </draw:connector>
        <draw:connector draw:style-name="gr2" draw:text-style-name="P1" draw:layer="layout" draw:type="curve" svg:x1="7.286cm" svg:y1="13.528cm" svg:x2="7.286cm" svg:y2="14.576cm" draw:start-shape="id40" draw:start-glue-point="2" draw:end-shape="id41" draw:end-glue-point="0" svg:d="M7286 13528v1048" svg:viewBox="0 0 1 1049">
          <text:p/>
        </draw:connector>
        <draw:connector draw:style-name="gr2" draw:text-style-name="P1" draw:layer="layout" draw:type="curve" svg:x1="7.286cm" svg:y1="16.823cm" svg:x2="7.286cm" svg:y2="17.872cm" draw:start-shape="id41" draw:start-glue-point="2" draw:end-shape="id42" draw:end-glue-point="0" svg:d="M7286 16823v1049" svg:viewBox="0 0 1 1050">
          <text:p/>
        </draw:connector>
        <draw:custom-shape draw:style-name="gr17" draw:text-style-name="P1" xml:id="id44" draw:id="id44" draw:layer="layout" svg:width="3.556cm" svg:height="2.248cm" svg:x="17.383cm" svg:y="11.287cm">
          <text:p text:style-name="P1">RxClass</text:p>
          <draw:enhanced-geometry svg:viewBox="0 0 21600 21600" draw:type="rectangle" draw:enhanced-path="M 0 0 L 21600 0 21600 21600 0 21600 0 0 Z N"/>
        </draw:custom-shape>
        <draw:custom-shape draw:style-name="gr18" draw:text-style-name="P1" xml:id="id45" draw:id="id45" draw:layer="layout" svg:width="3.556cm" svg:height="2.097cm" svg:x="17.383cm" svg:y="14.589cm">
          <text:p text:style-name="P1">RxMethod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18.399cm" svg:y1="9.213cm" svg:x2="19.161cm" svg:y2="11.287cm" draw:start-shape="id43" draw:start-glue-point="1" draw:end-shape="id44" draw:end-glue-point="0" svg:d="M18399 9213c508 0 762 691 762 2074" svg:viewBox="0 0 763 2075">
          <text:p/>
        </draw:connector>
        <draw:connector draw:style-name="gr2" draw:text-style-name="P1" draw:layer="layout" draw:type="curve" svg:x1="19.161cm" svg:y1="13.535cm" svg:x2="19.161cm" svg:y2="14.589cm" draw:start-shape="id44" draw:start-glue-point="2" draw:end-shape="id45" draw:end-glue-point="0" svg:d="M19161 13535v1054" svg:viewBox="0 0 1 1055">
          <text:p/>
        </draw:connector>
        <draw:custom-shape draw:style-name="gr1" draw:text-style-name="P1" xml:id="id46" draw:id="id46" draw:layer="layout" svg:width="7.62cm" svg:height="1.905cm" svg:x="10.525cm" svg:y="3.032cm">
          <text:p text:style-name="P1"><text:a xlink:href="#Slide 1" xlink:type="simple">NetRexxC</text:a></text:p>
          <draw:enhanced-geometry svg:viewBox="0 0 21600 21600" draw:type="rectangle" draw:enhanced-path="M 0 0 L 21600 0 21600 21600 0 21600 0 0 Z N"/>
        </draw:custom-shape>
        <draw:custom-shape draw:style-name="gr1" draw:text-style-name="P1" xml:id="id47" draw:id="id47" draw:layer="layout" svg:width="7.62cm" svg:height="1.778cm" svg:x="10.525cm" svg:y="5.572cm">
          <text:p text:style-name="P1">RxTranslato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14.335cm" svg:y1="4.937cm" svg:x2="14.335cm" svg:y2="5.572cm" draw:start-shape="id46" draw:start-glue-point="2" draw:end-shape="id47" draw:end-glue-point="0" svg:d="M14335 4937v635" svg:viewBox="0 0 1 636">
          <text:p/>
        </draw:connector>
        <draw:connector draw:style-name="gr2" draw:text-style-name="P1" draw:layer="layout" draw:type="curve" svg:x1="14.335cm" svg:y1="7.35cm" svg:x2="14.335cm" svg:y2="7.985cm" draw:start-shape="id47" draw:start-glue-point="2" draw:end-shape="id37" draw:end-glue-point="0" svg:d="M14335 7350v635" svg:viewBox="0 0 1 636">
          <text:p/>
        </draw:connector>
        <draw:connector draw:style-name="gr2" draw:text-style-name="P1" draw:layer="layout" draw:type="curve" svg:x1="12.176cm" svg:y1="12.404cm" svg:x2="9.509cm" svg:y2="12.404cm" draw:start-shape="id38" draw:start-glue-point="3" draw:end-shape="id40" draw:end-glue-point="1" svg:d="M12176 12404h-2667" svg:viewBox="0 0 2668 1">
          <text:p/>
        </draw:connector>
        <draw:custom-shape draw:style-name="gr1" draw:text-style-name="P7" xml:id="id48" draw:id="id48" draw:layer="layout" svg:width="2.032cm" svg:height="1.27cm" svg:x="1.635cm" svg:y="11.795cm">
          <text:p text:style-name="P1"><text:span text:style-name="T7">RxSourc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5.064cm" svg:y1="12.404cm" svg:x2="3.667cm" svg:y2="12.43cm" draw:start-shape="id40" draw:start-glue-point="3" draw:end-shape="id48" draw:end-glue-point="1" svg:d="M5064 12404c-1048 0-350 26-1397 26" svg:viewBox="0 0 1398 27">
          <text:p/>
        </draw:connector>
        <draw:custom-shape draw:style-name="gr1" draw:text-style-name="P12" xml:id="id49" draw:id="id49" draw:layer="layout" svg:width="2.413cm" svg:height="2.257cm" svg:x="1.587cm" svg:y="14.589cm">
          <text:p text:style-name="P1"><text:span text:style-name="T8">RxClauseParser</text:span></text:p>
          <text:p text:style-name="P1"><text:span text:style-name="T8">Nr___ for</text:span></text:p>
          <text:p text:style-name="P1"><text:span text:style-name="T8">Each keywd instr,</text:span></text:p>
          <text:p text:style-name="P1"><text:span text:style-name="T8">Method call,</text:span></text:p>
          <text:p text:style-name="P1"><text:span text:style-name="T8">And assignmen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5.064cm" svg:y1="15.699cm" svg:x2="4cm" svg:y2="15.717cm" draw:start-shape="id41" draw:start-glue-point="3" draw:end-shape="id49" draw:end-glue-point="1" svg:d="M5064 15699c-799 0-268 18-1064 18" svg:viewBox="0 0 1065 19">
          <text:p/>
        </draw:connector>
        <draw:custom-shape draw:style-name="gr1" draw:text-style-name="P1" xml:id="id43" draw:id="id43" draw:layer="layout" svg:width="7.62cm" svg:height="1.948cm" svg:x="10.779cm" svg:y="8.239cm">
          <text:p text:style-name="P1">RxProgram</text:p>
          <text:p text:style-name="P1">(array)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14.335cm" svg:y1="7.35cm" svg:x2="14.589cm" svg:y2="8.239cm" draw:end-shape="id43" draw:end-glue-point="0" svg:d="M14335 7350c0 291 254-153 254 889" svg:viewBox="0 0 255 890">
          <text:p/>
        </draw:connector>
        <draw:custom-shape draw:style-name="gr1" draw:text-style-name="P1" xml:id="id50" draw:id="id50" draw:layer="layout" svg:width="4.445cm" svg:height="2.247cm" svg:x="5.318cm" svg:y="14.83cm">
          <text:p text:style-name="P1">RxClause</text:p>
          <text:p text:style-name="P1">array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7.286cm" svg:y1="13.528cm" svg:x2="7.54cm" svg:y2="14.83cm" draw:end-shape="id50" draw:end-glue-point="0" svg:d="M7286 13528c0 600 254-51 254 1302" svg:viewBox="0 0 255 1303">
          <text:p/>
        </draw:connector>
        <draw:custom-shape draw:style-name="gr10" draw:text-style-name="P2" draw:layer="layout" svg:width="4.065cm" svg:height="0.762cm" svg:x="22.208cm" svg:y="19.288cm">
          <text:p text:style-name="P1"><text:span text:style-name="T1"><text:a xlink:href="#Slide 1" xlink:type="simple">See top level</text:a>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xml:id="id51" draw:id="id51" draw:layer="layout" svg:width="5.588cm" svg:height="5.842cm" svg:x="2.524cm" svg:y="2.778cm">
          <text:p text:style-name="P1"><text:span text:style-name="T9">In oop</text:span></text:p>
          <text:p text:style-name="P1"><text:span text:style-name="T9">“</text:span><text:span text:style-name="T9">objects” contain</text:span></text:p>
          <text:p text:style-name="P1"><text:span text:style-name="T9">Both code and</text:span></text:p>
          <text:p text:style-name="P1"><text:span text:style-name="T9">Data structures</text:span></text:p>
          <text:p text:style-name="P1"><text:span text:style-name="T9">Leading to a dual</text:span></text:p>
          <text:p text:style-name="P1"><text:span text:style-name="T9">Logic and data</text:span></text:p>
          <text:p text:style-name="P1"><text:span text:style-name="T9">Hierarchy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" draw:layer="layout" draw:type="curve" svg:x1="7.294cm" svg:y1="3.633cm" svg:x2="9.722cm" svg:y2="1.862cm" draw:start-shape="id51" draw:start-glue-point="11" draw:end-shape="id52" draw:end-glue-point="3" svg:d="M7294 3633c2436 0 1222-1771 2428-1771" svg:viewBox="0 0 2429 1772">
          <text:p/>
        </draw:connector>
        <draw:custom-shape draw:style-name="gr19" draw:text-style-name="P9" xml:id="id53" draw:id="id53" draw:layer="layout" svg:width="3.302cm" svg:height="2.159cm" svg:x="22.336cm" svg:y="7.35cm">
          <text:p text:style-name="P1"><text:span text:style-name="T9">RxFlag</text:span></text:p>
          <text:p text:style-name="P1"><text:span text:style-name="T5">Superflag=</text:span></text:p>
          <text:p text:style-name="P1"><text:span text:style-name="T5">Master copy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type="curve" svg:x1="18.145cm" svg:y1="6.461cm" svg:x2="23.987cm" svg:y2="7.35cm" draw:start-shape="id47" draw:start-glue-point="1" draw:end-shape="id53" draw:end-glue-point="0" svg:d="M18145 6461c3895 0 5842 296 5842 889" svg:viewBox="0 0 5843 890">
          <text:p/>
        </draw:connector>
        <draw:custom-shape draw:style-name="gr20" draw:text-style-name="P9" xml:id="id54" draw:id="id54" draw:layer="layout" svg:width="3.241cm" svg:height="2.159cm" svg:x="22.397cm" svg:y="11.287cm">
          <text:p text:style-name="P1"><text:span text:style-name="T9">RxFlag</text:span></text:p>
          <text:p text:style-name="P1"><text:span text:style-name="T5">Local per pgm for</text:span></text:p>
          <text:p text:style-name="P1"><text:span text:style-name="T5">options overrides</text:span></text:p>
          <draw:enhanced-geometry svg:viewBox="0 0 21600 21600" draw:type="rectangle" draw:enhanced-path="M 0 0 L 21600 0 21600 21600 0 21600 0 0 Z N"/>
        </draw:custom-shape>
        <draw:connector draw:style-name="gr21" draw:text-style-name="P9" draw:layer="layout" draw:type="curve" svg:x1="18.399cm" svg:y1="9.213cm" svg:x2="24.017cm" svg:y2="11.287cm" draw:start-shape="id43" draw:start-glue-point="1" draw:end-shape="id54" draw:end-glue-point="0" svg:d="M18399 9213c3746 0 5618 691 5618 2074" svg:viewBox="0 0 5619 2075">
          <text:p text:style-name="P1"><text:span text:style-name="T9"/></text:p>
        </draw:connector>
      </draw:page>
      <draw:page draw:name="page5" draw:style-name="dp1" draw:master-page-name="Default">
        <draw:custom-shape draw:style-name="gr1" draw:text-style-name="P4" xml:id="id55" draw:id="id55" draw:layer="layout" svg:width="4.953cm" svg:height="2.286cm" svg:x="11.16cm" svg:y="2.397cm">
          <text:p text:style-name="P1"><text:span text:style-name="T2">Interpret</text:span></text:p>
          <text:p text:style-name="P1"><text:span text:style-name="T2">(optional)</text:span></text:p>
          <text:p text:style-name="P1"><text:span text:style-name="T2">RxTranslator.exec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56" draw:id="id56" draw:layer="layout" svg:width="3.937cm" svg:height="2.413cm" svg:x="3.032cm" svg:y="6.08cm">
          <text:p text:style-name="P1"><text:span text:style-name="T2">RxProxyLoader</text:span></text:p>
          <text:p text:style-name="P1"><text:span text:style-name="T2">Load proxy </text:span></text:p>
          <text:p text:style-name="P1"><text:span text:style-name="T2">Classes to</text:span></text:p>
          <text:p text:style-name="P1"><text:span text:style-name="T2">memory</text:span></text:p>
          <draw:enhanced-geometry svg:viewBox="0 0 21600 21600" draw:type="rectangle" draw:enhanced-path="M 0 0 L 21600 0 21600 21600 0 21600 0 0 Z N"/>
        </draw:custom-shape>
        <draw:connector draw:style-name="gr22" draw:text-style-name="P1" draw:layer="layout" draw:type="curve" svg:x1="13.636cm" svg:y1="4.683cm" svg:x2="5cm" svg:y2="6.08cm" draw:start-shape="id55" draw:start-glue-point="2" draw:end-shape="id56" svg:d="M13636 4683c0 1047-8636 349-8636 1397" svg:viewBox="0 0 8637 1398">
          <text:p/>
        </draw:connector>
        <draw:custom-shape draw:style-name="gr10" draw:text-style-name="P4" xml:id="id57" draw:id="id57" draw:layer="layout" svg:width="4.953cm" svg:height="2.54cm" svg:x="11.16cm" svg:y="6.08cm">
          <text:p text:style-name="P1"><text:span text:style-name="T2">Interpret main method</text:span></text:p>
          <text:p text:style-name="P1"><text:span text:style-name="T2">Interpreter.callMethod</text:span></text:p>
          <text:p text:style-name="P1"><text:span text:style-name="T2">(RxInterpreter)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xml:id="id58" draw:id="id58" draw:layer="layout" svg:width="4.318cm" svg:height="2.667cm" svg:x="20.05cm" svg:y="5.953cm">
          <text:p text:style-name="P1"><text:span text:style-name="T9">Wait for end</text:span></text:p>
          <text:p text:style-name="P1"><text:span text:style-name="T9">Of threads</text:span></text:p>
          <text:p text:style-name="P1"><text:span text:style-name="T9">Or Exit stmt</text:span></text:p>
          <draw:enhanced-geometry svg:viewBox="0 0 21600 21600" draw:type="rectangle" draw:enhanced-path="M 0 0 L 21600 0 21600 21600 0 21600 0 0 Z N"/>
        </draw:custom-shape>
        <draw:connector draw:style-name="gr22" draw:text-style-name="P1" draw:layer="layout" draw:type="curve" svg:x1="13.636cm" svg:y1="4.683cm" svg:x2="13.636cm" svg:y2="6.08cm" draw:start-shape="id55" draw:start-glue-point="2" draw:end-shape="id57" draw:end-glue-point="0" svg:d="M13636 4683v1397" svg:viewBox="0 0 1 1398">
          <text:p/>
        </draw:connector>
        <draw:connector draw:style-name="gr22" draw:text-style-name="P1" draw:layer="layout" draw:type="curve" svg:x1="13.636cm" svg:y1="4.683cm" svg:x2="22.209cm" svg:y2="5.953cm" draw:start-shape="id55" draw:start-glue-point="2" draw:end-shape="id58" draw:end-glue-point="0" svg:d="M13636 4683c0 952 8573 318 8573 1270" svg:viewBox="0 0 8574 1271">
          <text:p/>
        </draw:connector>
        <draw:custom-shape draw:style-name="gr10" draw:text-style-name="P9" xml:id="id59" draw:id="id59" draw:layer="layout" svg:width="4.064cm" svg:height="2.667cm" svg:x="7.703cm" svg:y="10.873cm">
          <text:p text:style-name="P1"><text:span text:style-name="T9">Interpret local</text:span></text:p>
          <text:p text:style-name="P1"><text:span text:style-name="T9">Methods</text:span></text:p>
          <text:p text:style-name="P1"><text:span text:style-name="T6">Runfree or</text:span></text:p>
          <text:p text:style-name="P1"><text:span text:style-name="T6">runprotected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xml:id="id60" draw:id="id60" draw:layer="layout" svg:width="4.318cm" svg:height="2.794cm" svg:x="15.224cm" svg:y="10.906cm">
          <text:p text:style-name="P1"><text:span text:style-name="T9">Call external</text:span></text:p>
          <text:p text:style-name="P1"><text:span text:style-name="T9">Methods via</text:span></text:p>
          <text:p text:style-name="P1"><text:span text:style-name="T9">reflection</text:span></text:p>
          <draw:enhanced-geometry svg:viewBox="0 0 21600 21600" draw:type="rectangle" draw:enhanced-path="M 0 0 L 21600 0 21600 21600 0 21600 0 0 Z N"/>
        </draw:custom-shape>
        <draw:connector draw:style-name="gr22" draw:text-style-name="P1" draw:layer="layout" draw:type="curve" svg:x1="13.636cm" svg:y1="8.62cm" svg:x2="9.735cm" svg:y2="10.873cm" draw:start-shape="id57" draw:start-glue-point="2" draw:end-shape="id59" draw:end-glue-point="0" svg:d="M13636 8620c0 1689-3901 563-3901 2253" svg:viewBox="0 0 3902 2254">
          <text:p/>
        </draw:connector>
        <draw:connector draw:style-name="gr22" draw:text-style-name="P1" draw:layer="layout" draw:type="curve" svg:x1="13.636cm" svg:y1="8.62cm" svg:x2="17.383cm" svg:y2="10.906cm" draw:start-shape="id57" draw:start-glue-point="2" draw:end-shape="id60" draw:end-glue-point="0" svg:d="M13636 8620c0 1714 3747 572 3747 2286" svg:viewBox="0 0 3748 2287">
          <text:p/>
        </draw:connector>
        <draw:custom-shape draw:style-name="gr10" draw:text-style-name="P9" xml:id="id61" draw:id="id61" draw:layer="layout" svg:width="4.064cm" svg:height="2.794cm" svg:x="7.731cm" svg:y="14.97cm">
          <text:p text:style-name="P1"><text:span text:style-name="T9">Interpret</text:span></text:p>
          <text:p text:style-name="P1"><text:span text:style-name="T9">Clauses</text:span></text:p>
          <text:p text:style-name="P1"><text:span text:style-name="T9">(Looping)</text:span></text:p>
          <text:p text:style-name="P1"><text:span text:style-name="T4">clause.lookaside.interpret</text:span></text:p>
          <draw:enhanced-geometry svg:viewBox="0 0 21600 21600" draw:type="rectangle" draw:enhanced-path="M 0 0 L 21600 0 21600 21600 0 21600 0 0 Z N"/>
        </draw:custom-shape>
        <draw:connector draw:style-name="gr22" draw:text-style-name="P1" draw:layer="layout" draw:type="curve" svg:x1="9.735cm" svg:y1="13.54cm" svg:x2="9.763cm" svg:y2="14.97cm" draw:start-shape="id59" draw:start-glue-point="2" draw:end-shape="id61" draw:end-glue-point="0" svg:d="M9735 13540c0 1072 28 358 28 1430" svg:viewBox="0 0 29 1431">
          <text:p/>
        </draw:connector>
        <draw:connector draw:style-name="gr22" draw:text-style-name="P1" draw:layer="layout" draw:type="curve" draw:line-skew="0.443cm -0.708cm" svg:x1="9.763cm" svg:y1="17.764cm" svg:x2="7.731cm" svg:y2="16.367cm" draw:start-shape="id61" draw:start-glue-point="2" draw:end-shape="id61" draw:end-glue-point="3" svg:d="M9763 17764c0 1416-1621 1180-2582 477s-1263-1874 550-1874" svg:viewBox="0 0 3350 2434">
          <text:p/>
        </draw:connector>
        <draw:custom-shape draw:style-name="gr10" draw:text-style-name="P2" draw:layer="layout" svg:width="6.604cm" svg:height="0.762cm" svg:x="18.78cm" svg:y="18.78cm">
          <text:p text:style-name="P1"><text:span text:style-name="T1"><text:a xlink:href="#Slide 1" xlink:type="simple">See top level</text:a>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62" draw:id="id62" draw:layer="layout" svg:width="4.445cm" svg:height="4.572cm" svg:x="12.938cm" svg:y="14.081cm">
          <text:p text:style-name="P1"><text:span text:style-name="T3">There are</text:span></text:p>
          <text:p text:style-name="P1"><text:span text:style-name="T3">Three primary</text:span></text:p>
          <text:p text:style-name="P1"><text:span text:style-name="T3">Clause types to</text:span></text:p>
          <text:p text:style-name="P1"><text:span text:style-name="T3">Handle in methods:</text:span></text:p>
          <text:p text:style-name="P1"><text:span text:style-name="T3">Keyword instructions</text:span></text:p>
          <text:p text:style-name="P1"><text:span text:style-name="T3">Method calls and</text:span></text:p>
          <text:p text:style-name="P1"><text:span text:style-name="T3">assignmen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" draw:layer="layout" draw:type="curve" svg:x1="12.938cm" svg:y1="16.367cm" svg:x2="11.795cm" svg:y2="16.367cm" draw:start-shape="id62" draw:start-glue-point="6" draw:end-shape="id61" draw:end-glue-point="1" svg:d="M12938 16367h-1143" svg:viewBox="0 0 1144 1">
          <text:p/>
        </draw:connector>
      </draw:page>
      <draw:page draw:name="page6" draw:style-name="dp1" draw:master-page-name="Default">
        <draw:custom-shape draw:style-name="gr1" draw:text-style-name="P4" xml:id="id63" draw:id="id63" draw:layer="layout" svg:width="3.429cm" svg:height="2.286cm" svg:x="12.049cm" svg:y="2.397cm">
          <text:p text:style-name="P1"><text:span text:style-name="T2">Compile</text:span></text:p>
          <text:p text:style-name="P1"><text:span text:style-name="T2">(optional)</text:span></text:p>
          <text:p text:style-name="P1"><text:span text:style-name="T4">RxTranslator.compi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xml:id="id64" draw:id="id64" draw:layer="layout" svg:width="3.937cm" svg:height="2.667cm" svg:x="4.302cm" svg:y="7.604cm">
          <text:p text:style-name="P1"><text:span text:style-name="T10">Build java</text:span></text:p>
          <text:p text:style-name="P1"><text:span text:style-name="T10">Compiler</text:span></text:p>
          <text:p text:style-name="P1"><text:span text:style-name="T10">command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xml:id="id65" draw:id="id65" draw:layer="layout" svg:width="4.191cm" svg:height="2.794cm" svg:x="11.668cm" svg:y="7.604cm">
          <text:p text:style-name="P1"><text:span text:style-name="T10">Compile</text:span></text:p>
          <text:p text:style-name="P1"><text:span text:style-name="T10">With javac</text:span></text:p>
          <text:p text:style-name="P1"><text:span text:style-name="T10">Or ecj</text:span></text:p>
          <text:p text:style-name="P1"><text:span text:style-name="T10">compiler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66" draw:id="id66" draw:layer="layout" svg:width="3.81cm" svg:height="2.667cm" svg:x="19.288cm" svg:y="7.604cm">
          <text:p text:style-name="P1"><text:span text:style-name="T3">RxFixup</text:span></text:p>
          <text:p text:style-name="P1"><text:span text:style-name="T3">Mod class files</text:span></text:p>
          <text:p text:style-name="P1"><text:span text:style-name="T3">To correct </text:span></text:p>
          <text:p text:style-name="P1"><text:span text:style-name="T3">Source name</text:span></text:p>
          <draw:enhanced-geometry svg:viewBox="0 0 21600 21600" draw:type="rectangle" draw:enhanced-path="M 0 0 L 21600 0 21600 21600 0 21600 0 0 Z N"/>
        </draw:custom-shape>
        <draw:connector draw:style-name="gr22" draw:text-style-name="P1" draw:layer="layout" draw:type="curve" svg:x1="13.763cm" svg:y1="4.683cm" svg:x2="6.27cm" svg:y2="7.604cm" draw:start-shape="id63" draw:start-glue-point="2" draw:end-shape="id64" svg:d="M13763 4683c0 2190-7493 730-7493 2921" svg:viewBox="0 0 7494 2922">
          <text:p/>
        </draw:connector>
        <draw:connector draw:style-name="gr22" draw:text-style-name="P1" draw:layer="layout" draw:type="curve" svg:x1="13.763cm" svg:y1="4.683cm" svg:x2="13.763cm" svg:y2="7.604cm" draw:start-shape="id63" draw:start-glue-point="2" draw:end-shape="id65" draw:end-glue-point="0" svg:d="M13763 4683v2921" svg:viewBox="0 0 1 2922">
          <text:p/>
        </draw:connector>
        <draw:connector draw:style-name="gr22" draw:text-style-name="P1" draw:layer="layout" draw:type="curve" svg:x1="13.763cm" svg:y1="4.683cm" svg:x2="21.193cm" svg:y2="7.604cm" draw:start-shape="id63" draw:start-glue-point="2" draw:end-shape="id66" draw:end-glue-point="0" svg:d="M13763 4683c0 2190 7430 730 7430 2921" svg:viewBox="0 0 7431 2922">
          <text:p/>
        </draw:connector>
        <draw:custom-shape draw:style-name="gr10" draw:text-style-name="P2" draw:layer="layout" svg:width="5.207cm" svg:height="0.762cm" svg:x="3.032cm" svg:y="15.478cm">
          <text:p text:style-name="P1"><text:span text:style-name="T1"><text:a xlink:href="#Slide 1" xlink:type="simple">See top level</text:a></text:span>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Default">
        <draw:custom-shape draw:style-name="gr24" draw:text-style-name="P1" xml:id="id67" draw:id="id67" draw:layer="layout" svg:width="3.81cm" svg:height="2.794cm" svg:x="12.43cm" svg:y="3.413cm">
          <text:p text:style-name="P1">RxStreamer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5" draw:text-style-name="P1" xml:id="id68" draw:id="id68" draw:layer="layout" svg:width="4.064cm" svg:height="2.794cm" svg:x="2.397cm" svg:y="8.493cm">
          <text:p text:style-name="P1">Openfiles</text:p>
          <text:p text:style-name="P1"><text:span text:style-name="T2">Create Java file</text:span></text:p>
          <text:p text:style-name="P1"><text:span text:style-name="T2">Open file</text:span></text:p>
          <draw:enhanced-geometry svg:viewBox="0 0 21600 21600" draw:type="rectangle" draw:enhanced-path="M 0 0 L 21600 0 21600 21600 0 21600 0 0 Z N"/>
        </draw:custom-shape>
        <draw:custom-shape draw:style-name="gr24" draw:text-style-name="P10" xml:id="id69" draw:id="id69" draw:layer="layout" svg:width="3.81cm" svg:height="2.794cm" svg:x="7.477cm" svg:y="8.493cm">
          <text:p text:style-name="P1"><text:span text:style-name="T3">CreateCrossrefFile</text:span></text:p>
          <text:p text:style-name="P1"><text:span text:style-name="T3">crossref</text:span></text:p>
          <draw:enhanced-geometry svg:viewBox="0 0 21600 21600" draw:type="rectangle" draw:enhanced-path="M 0 0 L 21600 0 21600 21600 0 21600 0 0 Z N"/>
        </draw:custom-shape>
        <draw:custom-shape draw:style-name="gr24" draw:text-style-name="P10" xml:id="id70" draw:id="id70" draw:layer="layout" svg:width="3.81cm" svg:height="2.794cm" svg:x="12.43cm" svg:y="8.493cm">
          <text:p text:style-name="P1"><text:span text:style-name="T3">Outinsert</text:span></text:p>
          <text:p text:style-name="P1"><text:span text:style-name="T3">Outinsertpart</text:span></text:p>
          <text:p text:style-name="P1"><text:span text:style-name="T3">Out,outpart</text:span></text:p>
          <text:p text:style-name="P1"><text:span text:style-name="T3">chunk</text:span></text:p>
          <draw:enhanced-geometry svg:viewBox="0 0 21600 21600" draw:type="rectangle" draw:enhanced-path="M 0 0 L 21600 0 21600 21600 0 21600 0 0 Z N"/>
        </draw:custom-shape>
        <draw:custom-shape draw:style-name="gr26" draw:text-style-name="P11" xml:id="id71" draw:id="id71" draw:layer="layout" svg:width="3.683cm" svg:height="2.794cm" svg:x="17.383cm" svg:y="8.493cm">
          <text:p text:style-name="P1"><text:span text:style-name="T1">Outwrite</text:span></text:p>
          <text:p text:style-name="P1"><text:span text:style-name="T2">(write out Java)</text:span></text:p>
          <draw:enhanced-geometry svg:viewBox="0 0 21600 21600" draw:type="rectangle" draw:enhanced-path="M 0 0 L 21600 0 21600 21600 0 21600 0 0 Z N"/>
        </draw:custom-shape>
        <draw:custom-shape draw:style-name="gr27" draw:text-style-name="P10" xml:id="id72" draw:id="id72" draw:layer="layout" svg:width="3.556cm" svg:height="2.794cm" svg:x="22.336cm" svg:y="8.493cm">
          <text:p text:style-name="P1"><text:span text:style-name="T3">closefiles</text:span></text:p>
          <text:p text:style-name="P1"><text:span text:style-name="T3">Disposeoutputfile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type="curve" svg:x1="14.335cm" svg:y1="6.207cm" svg:x2="4.429cm" svg:y2="8.493cm" draw:start-shape="id67" draw:start-glue-point="2" draw:end-shape="id68" svg:d="M14335 6207c0 1714-9906 572-9906 2286" svg:viewBox="0 0 9907 2287">
          <text:p/>
        </draw:connector>
        <draw:connector draw:style-name="gr13" draw:text-style-name="P1" draw:layer="layout" draw:type="curve" svg:x1="14.335cm" svg:y1="6.207cm" svg:x2="9.382cm" svg:y2="8.493cm" draw:start-shape="id67" draw:start-glue-point="2" draw:end-shape="id69" svg:d="M14335 6207c0 1714-4953 572-4953 2286" svg:viewBox="0 0 4954 2287">
          <text:p/>
        </draw:connector>
        <draw:connector draw:style-name="gr13" draw:text-style-name="P1" draw:layer="layout" draw:type="curve" svg:x1="14.335cm" svg:y1="6.207cm" svg:x2="14.335cm" svg:y2="8.493cm" draw:start-shape="id67" draw:start-glue-point="2" draw:end-shape="id70" draw:end-glue-point="0" svg:d="M14335 6207v2286" svg:viewBox="0 0 1 2287">
          <text:p/>
        </draw:connector>
        <draw:connector draw:style-name="gr13" draw:text-style-name="P1" draw:layer="layout" draw:type="curve" svg:x1="14.335cm" svg:y1="6.207cm" svg:x2="19.224cm" svg:y2="8.493cm" draw:start-shape="id67" draw:start-glue-point="2" draw:end-shape="id71" draw:end-glue-point="0" svg:d="M14335 6207c0 1714 4889 572 4889 2286" svg:viewBox="0 0 4890 2287">
          <text:p/>
        </draw:connector>
        <draw:connector draw:style-name="gr13" draw:text-style-name="P1" draw:layer="layout" draw:type="curve" svg:x1="14.335cm" svg:y1="6.207cm" svg:x2="24.114cm" svg:y2="8.493cm" draw:start-shape="id67" draw:start-glue-point="2" draw:end-shape="id72" svg:d="M14335 6207c0 1714 9779 572 9779 2286" svg:viewBox="0 0 9780 2287">
          <text:p/>
        </draw:connector>
        <draw:custom-shape draw:style-name="gr28" draw:text-style-name="P1" xml:id="id73" draw:id="id73" draw:layer="layout" svg:width="3.81cm" svg:height="2.159cm" svg:x="12.557cm" svg:y="12.811cm">
          <text:p text:style-name="P1">RxFixup</text:p>
          <draw:enhanced-geometry svg:viewBox="0 0 21600 21600" draw:type="rectangle" draw:enhanced-path="M 0 0 L 21600 0 21600 21600 0 21600 0 0 Z N"/>
        </draw:custom-shape>
        <draw:custom-shape draw:style-name="gr29" draw:text-style-name="P10" xml:id="id74" draw:id="id74" draw:layer="layout" svg:width="3.302cm" svg:height="2.794cm" svg:x="4.81cm" svg:y="16.621cm">
          <text:p text:style-name="P1"><text:span text:style-name="T3">Read classfile</text:span></text:p>
          <text:p text:style-name="P1"><text:span text:style-name="T3">Into memory</text:span></text:p>
          <draw:enhanced-geometry svg:viewBox="0 0 21600 21600" draw:type="rectangle" draw:enhanced-path="M 0 0 L 21600 0 21600 21600 0 21600 0 0 Z N"/>
        </draw:custom-shape>
        <draw:custom-shape draw:style-name="gr24" draw:text-style-name="P10" xml:id="id75" draw:id="id75" draw:layer="layout" svg:width="3.81cm" svg:height="2.794cm" svg:x="9.382cm" svg:y="16.621cm">
          <text:p text:style-name="P1"><text:span text:style-name="T3">Scan class</text:span></text:p>
          <text:p text:style-name="P1"><text:span text:style-name="T3">Update ptr to</text:span></text:p>
          <text:p text:style-name="P1"><text:span text:style-name="T3">Embedded</text:span></text:p>
          <text:p text:style-name="P1"><text:span text:style-name="T3">NetRexx</text:span></text:p>
          <text:p text:style-name="P1"><text:span text:style-name="T3">Src name</text:span></text:p>
          <draw:enhanced-geometry svg:viewBox="0 0 21600 21600" draw:type="rectangle" draw:enhanced-path="M 0 0 L 21600 0 21600 21600 0 21600 0 0 Z N"/>
        </draw:custom-shape>
        <draw:custom-shape draw:style-name="gr26" draw:text-style-name="P10" xml:id="id76" draw:id="id76" draw:layer="layout" svg:width="3.683cm" svg:height="2.794cm" svg:x="14.462cm" svg:y="16.621cm">
          <text:p text:style-name="P1"><text:span text:style-name="T3">Delete original</text:span></text:p>
          <text:p text:style-name="P1"><text:span text:style-name="T3">Java output</text:span></text:p>
          <text:p text:style-name="P1"><text:span text:style-name="T3">Class file</text:span></text:p>
          <draw:enhanced-geometry svg:viewBox="0 0 21600 21600" draw:type="rectangle" draw:enhanced-path="M 0 0 L 21600 0 21600 21600 0 21600 0 0 Z N"/>
        </draw:custom-shape>
        <draw:custom-shape draw:style-name="gr26" draw:text-style-name="P10" xml:id="id77" draw:id="id77" draw:layer="layout" svg:width="3.683cm" svg:height="2.794cm" svg:x="19.288cm" svg:y="16.621cm">
          <text:p text:style-name="P1"><text:span text:style-name="T3">Write new</text:span></text:p>
          <text:p text:style-name="P1"><text:span text:style-name="T3">Java class</text:span></text:p>
          <text:p text:style-name="P1"><text:span text:style-name="T3">File out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type="curve" svg:x1="14.462cm" svg:y1="14.97cm" svg:x2="6.461cm" svg:y2="16.621cm" draw:start-shape="id73" draw:start-glue-point="2" draw:end-shape="id74" draw:end-glue-point="0" svg:d="M14462 14970c0 1237-8001 412-8001 1651" svg:viewBox="0 0 8002 1652">
          <text:p/>
        </draw:connector>
        <draw:connector draw:style-name="gr13" draw:text-style-name="P1" draw:layer="layout" draw:type="curve" svg:x1="14.462cm" svg:y1="14.97cm" svg:x2="11.287cm" svg:y2="16.621cm" draw:start-shape="id73" draw:start-glue-point="2" draw:end-shape="id75" svg:d="M14462 14970c0 1237-3175 412-3175 1651" svg:viewBox="0 0 3176 1652">
          <text:p/>
        </draw:connector>
        <draw:connector draw:style-name="gr13" draw:text-style-name="P1" draw:layer="layout" draw:type="curve" svg:x1="14.462cm" svg:y1="14.97cm" svg:x2="16.303cm" svg:y2="16.621cm" draw:start-shape="id73" draw:start-glue-point="2" draw:end-shape="id76" draw:end-glue-point="0" svg:d="M14462 14970c0 1237 1841 412 1841 1651" svg:viewBox="0 0 1842 1652">
          <text:p/>
        </draw:connector>
        <draw:connector draw:style-name="gr13" draw:text-style-name="P1" draw:layer="layout" draw:type="curve" svg:x1="14.462cm" svg:y1="14.97cm" svg:x2="21.129cm" svg:y2="16.621cm" draw:start-shape="id73" draw:start-glue-point="2" draw:end-shape="id77" draw:end-glue-point="0" svg:d="M14462 14970c0 1237 6667 412 6667 1651" svg:viewBox="0 0 6668 1652">
          <text:p/>
        </draw:connector>
      </draw:page>
      <draw:page draw:name="page8" draw:style-name="dp1" draw:master-page-name="Default">
        <draw:custom-shape draw:style-name="gr30" draw:text-style-name="P9" xml:id="id78" draw:id="id78" draw:layer="layout" svg:width="4.064cm" svg:height="1.905cm" svg:x="10.652cm" svg:y="2.27cm">
          <text:p text:style-name="P1"><text:span text:style-name="T1">RxClasser</text:span></text:p>
          <text:p text:style-name="P1"><text:span text:style-name="T5">Manages class info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79" draw:id="id79" draw:layer="layout" svg:width="3.302cm" svg:height="2.159cm" svg:x="3.413cm" svg:y="5.445cm">
          <text:p text:style-name="P1"><text:span text:style-name="T1">Initialize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type="curve" svg:x1="12.684cm" svg:y1="4.175cm" svg:x2="5.064cm" svg:y2="5.445cm" draw:start-shape="id78" draw:start-glue-point="2" draw:end-shape="id79" draw:end-glue-point="0" svg:d="M12684 4175c0 951-7620 316-7620 1270" svg:viewBox="0 0 7621 1271">
          <text:p/>
        </draw:connector>
        <draw:custom-shape draw:style-name="gr31" draw:text-style-name="P9" xml:id="id80" draw:id="id80" draw:layer="layout" svg:width="3.048cm" svg:height="2.286cm" svg:x="1.508cm" svg:y="9.128cm">
          <text:p text:style-name="P1"><text:span text:style-name="T9">Initclasspath</text:span></text:p>
          <text:p text:style-name="P1"><text:span text:style-name="T5">Set and check</text:span></text:p>
          <text:p text:style-name="P1"><text:span text:style-name="T5">Classpath</text:span></text:p>
          <text:p text:style-name="P1"><text:span text:style-name="T5">(adds java jars)</text:span></text:p>
          <draw:enhanced-geometry svg:viewBox="0 0 21600 21600" draw:type="rectangle" draw:enhanced-path="M 0 0 L 21600 0 21600 21600 0 21600 0 0 Z N"/>
        </draw:custom-shape>
        <draw:custom-shape draw:style-name="gr32" draw:text-style-name="P1" xml:id="id81" draw:id="id81" draw:layer="layout" svg:width="3.175cm" svg:height="2.286cm" svg:x="5.572cm" svg:y="9.128cm">
          <text:p text:style-name="P1">Import</text:p>
          <text:p text:style-name="P1"><text:span text:style-name="T6">Load std classes</text:span></text:p>
          <text:p text:style-name="P1"><text:span text:style-name="T6">Reads jar files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type="curve" svg:x1="5.064cm" svg:y1="7.604cm" svg:x2="3.032cm" svg:y2="9.128cm" draw:start-shape="id79" draw:start-glue-point="2" draw:end-shape="id80" draw:end-glue-point="0" svg:d="M5064 7604c0 1143-2032 381-2032 1524" svg:viewBox="0 0 2033 1525">
          <text:p/>
        </draw:connector>
        <draw:connector draw:style-name="gr13" draw:text-style-name="P1" draw:layer="layout" draw:type="curve" svg:x1="5.064cm" svg:y1="7.604cm" svg:x2="7.159cm" svg:y2="9.128cm" draw:start-shape="id79" draw:start-glue-point="2" draw:end-shape="id81" draw:end-glue-point="0" svg:d="M5064 7604c0 1143 2095 381 2095 1524" svg:viewBox="0 0 2096 1525">
          <text:p/>
        </draw:connector>
        <draw:custom-shape draw:style-name="gr33" draw:text-style-name="P2" xml:id="id82" draw:id="id82" draw:layer="layout" svg:width="3.175cm" svg:height="2.159cm" svg:x="5.572cm" svg:y="12.303cm">
          <text:p text:style-name="P1"><text:span text:style-name="T9">RxClassPool</text:span></text:p>
          <text:p text:style-name="P1"><text:span text:style-name="T5">Add or find classes</text:span></text:p>
          <text:p text:style-name="P1"><text:span text:style-name="T5">In pool</text:span></text:p>
          <draw:enhanced-geometry svg:viewBox="0 0 21600 21600" draw:type="rectangle" draw:enhanced-path="M 0 0 L 21600 0 21600 21600 0 21600 0 0 Z N"/>
        </draw:custom-shape>
        <draw:custom-shape draw:style-name="gr33" draw:text-style-name="P2" xml:id="id83" draw:id="id83" draw:layer="layout" svg:width="3.175cm" svg:height="2.159cm" svg:x="5.572cm" svg:y="15.36cm">
          <text:p text:style-name="P1"><text:span text:style-name="T1">RxClassInfo</text:span></text:p>
          <text:p text:style-name="P1"><text:span text:style-name="T3">Per class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type="curve" svg:x1="7.159cm" svg:y1="14.462cm" svg:x2="7.159cm" svg:y2="15.36cm" draw:start-shape="id82" draw:start-glue-point="2" draw:end-shape="id83" draw:end-glue-point="0" svg:d="M7159 14462v898" svg:viewBox="0 0 1 899">
          <text:p/>
        </draw:connector>
        <draw:custom-shape draw:style-name="gr34" draw:text-style-name="P9" xml:id="id87" draw:id="id87" draw:layer="layout" svg:width="3.302cm" svg:height="1.905cm" svg:x="14.97cm" svg:y="13.573cm">
          <text:p text:style-name="P1"><text:span text:style-name="T9">RxClassImage</text:span></text:p>
          <text:p text:style-name="P1"><text:span text:style-name="T6">Scan bytecode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type="curve" svg:x1="7.159cm" svg:y1="11.414cm" svg:x2="7.159cm" svg:y2="12.303cm" draw:start-shape="id81" draw:start-glue-point="2" draw:end-shape="id82" draw:end-glue-point="0" svg:d="M7159 11414v889" svg:viewBox="0 0 1 890">
          <text:p/>
        </draw:connector>
        <draw:custom-shape draw:style-name="gr35" draw:text-style-name="P2" xml:id="id84" draw:id="id84" draw:layer="layout" svg:width="3.429cm" svg:height="2.286cm" svg:x="17.468cm" svg:y="6.494cm">
          <text:p text:style-name="P1"><text:span text:style-name="T1">findclass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85" draw:id="id85" draw:layer="layout" svg:width="3.302cm" svg:height="2.159cm" svg:x="14.97cm" svg:y="9.89cm">
          <text:p text:style-name="P1"><text:span text:style-name="T1">Loadclass</text:span></text:p>
          <text:p text:style-name="P1"><text:span text:style-name="T5">Read classfile</text:span></text:p>
          <text:p text:style-name="P1"><text:span text:style-name="T5">Save atts to</text:span></text:p>
          <text:p text:style-name="P1"><text:span text:style-name="T5">RxClassInfo</text:span></text:p>
          <draw:enhanced-geometry svg:viewBox="0 0 21600 21600" draw:type="rectangle" draw:enhanced-path="M 0 0 L 21600 0 21600 21600 0 21600 0 0 Z N"/>
        </draw:custom-shape>
        <draw:custom-shape draw:style-name="gr33" draw:text-style-name="P10" xml:id="id86" draw:id="id86" draw:layer="layout" svg:width="3.175cm" svg:height="2.159cm" svg:x="20.177cm" svg:y="9.89cm">
          <text:p text:style-name="P1"><text:span text:style-name="T3">findpackclass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type="curve" svg:x1="19.182cm" svg:y1="8.78cm" svg:x2="16.621cm" svg:y2="9.89cm" draw:start-shape="id84" draw:start-glue-point="2" draw:end-shape="id85" draw:end-glue-point="0" svg:d="M19182 8780c0 832-2561 278-2561 1110" svg:viewBox="0 0 2562 1111">
          <text:p/>
        </draw:connector>
        <draw:connector draw:style-name="gr13" draw:text-style-name="P1" draw:layer="layout" draw:type="curve" svg:x1="19.182cm" svg:y1="8.78cm" svg:x2="21.764cm" svg:y2="9.89cm" draw:start-shape="id84" draw:start-glue-point="2" draw:end-shape="id86" draw:end-glue-point="0" svg:d="M19182 8780c0 832 2582 278 2582 1110" svg:viewBox="0 0 2583 1111">
          <text:p/>
        </draw:connector>
        <draw:connector draw:style-name="gr13" draw:text-style-name="P1" draw:layer="layout" draw:type="curve" svg:x1="21.764cm" svg:y1="12.049cm" svg:x2="18.272cm" svg:y2="10.969cm" draw:start-shape="id86" draw:start-glue-point="2" draw:end-shape="id85" draw:end-glue-point="1" svg:d="M21764 12049c0 750-1270 626-1786 168s-278-1248-1706-1248" svg:viewBox="0 0 3493 1618">
          <text:p/>
        </draw:connector>
        <draw:connector draw:style-name="gr36" draw:text-style-name="P1" draw:layer="layout" draw:type="curve" svg:x1="14.716cm" svg:y1="3.222cm" svg:x2="19.182cm" svg:y2="6.494cm" draw:start-shape="id78" draw:start-glue-point="1" draw:end-shape="id84" draw:end-glue-point="0" svg:d="M14716 3222c2978 0 4466 1090 4466 3272" svg:viewBox="0 0 4467 3273">
          <text:p/>
        </draw:connector>
        <draw:connector draw:style-name="gr13" draw:text-style-name="P1" draw:layer="layout" draw:type="curve" svg:x1="16.621cm" svg:y1="12.049cm" svg:x2="16.621cm" svg:y2="13.573cm" draw:start-shape="id85" draw:start-glue-point="2" draw:end-shape="id87" draw:end-glue-point="0" svg:d="M16621 12049v1524" svg:viewBox="0 0 1 1525">
          <text:p/>
        </draw:connector>
        <draw:connector draw:style-name="gr13" draw:text-style-name="P1" draw:layer="layout" draw:type="curve" svg:x1="17.468cm" svg:y1="7.637cm" svg:x2="8.747cm" svg:y2="13.382cm" draw:start-shape="id84" draw:start-glue-point="3" draw:end-shape="id82" draw:end-glue-point="1" svg:d="M17468 7637c-6541 0-2181 5745-8721 5745" svg:viewBox="0 0 8722 5746">
          <text:p/>
        </draw:connector>
        <draw:custom-shape draw:style-name="gr37" draw:text-style-name="P9" xml:id="id88" draw:id="id88" draw:layer="layout" svg:width="4.445cm" svg:height="2.921cm" svg:x="21.25cm" svg:y="2.091cm">
          <text:p text:style-name="P1"><text:span text:style-name="T9">Various modul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curve" svg:x1="23.473cm" svg:y1="5.012cm" svg:x2="20.897cm" svg:y2="7.637cm" draw:start-shape="id88" draw:start-glue-point="8" draw:end-shape="id84" draw:end-glue-point="1" svg:d="M23473 5012c0 1750-858 2625-2576 2625" svg:viewBox="0 0 2577 2626">
          <text:p/>
        </draw:connector>
        <draw:custom-shape draw:style-name="gr38" draw:text-style-name="P9" draw:layer="layout" svg:width="14.224cm" svg:height="4.064cm" svg:x="11.795cm" svg:y="16.24cm">
          <text:p text:style-name="P1"><text:span text:style-name="T9">Steps to remove pre-load of classes: <text:s text:c="12"/></text:span></text:p>
          <text:p text:style-name="P13"><text:span text:style-name="T9">(1) replace RxClassImage with RxClassReflection</text:span></text:p>
          <text:p text:style-name="P13"><text:span text:style-name="T9"><text:s text:c="6"/></text:span><text:span text:style-name="T9">To get class info via reflect rather than bytecode scan.</text:span></text:p>
          <text:p text:style-name="P13"><text:span text:style-name="T9">(2) change Import to record all import instructs.</text:span></text:p>
          <text:p text:style-name="P13"><text:span text:style-name="T9">(3) mod findclass to try classload against all imports</text:span></text:p>
          <text:p text:style-name="P13"><text:span text:style-name="T9"><text:s text:c="6"/></text:span><text:span text:style-name="T9">if no RxClassInfo in pool and register results.</text:span></text:p>
          <draw:enhanced-geometry svg:viewBox="0 0 21600 21600" draw:type="rectangle" draw:enhanced-path="M 0 0 L 21600 0 21600 21600 0 21600 0 0 Z N"/>
        </draw:custom-shape>
        <draw:connector draw:style-name="gr39" draw:text-style-name="P1" draw:layer="layout" draw:type="curve" svg:x1="21.25cm" svg:y1="3.552cm" svg:x2="8.747cm" svg:y2="10.271cm" draw:start-shape="id88" draw:start-glue-point="6" draw:end-shape="id81" draw:end-glue-point="1" svg:d="M21250 3552c-9378 0-3127 6719-12503 6719" svg:viewBox="0 0 12504 672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084d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ermit Kiser</meta:initial-creator>
    <meta:creation-date>2014-04-14T23:42:31.880000000</meta:creation-date>
    <dc:date>2015-05-05T22:37:41.498000000</dc:date>
    <dc:creator>Kermit Kiser</dc:creator>
    <meta:editing-duration>P4DT40M51S</meta:editing-duration>
    <meta:editing-cycles>52</meta:editing-cycles>
    <meta:generator>LibreOffice/4.3.0.4$Windows_x86 LibreOffice_project/62ad5818884a2fc2e5780dd45466868d41009ec0</meta:generator>
    <meta:printed-by>Kermit Kiser</meta:printed-by>
    <meta:print-date>2014-04-16T22:55:01.617000000</meta:print-date>
    <meta:document-statistic meta:object-count="195"/>
  </office:meta>
</office:document-meta>
</file>